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.246704">
            <text:p>1,246704</text:p>
          </table:table-cell>
          <table:table-cell office:value-type="float" office:value="0.1350991">
            <text:p>0,1350991</text:p>
          </table:table-cell>
          <table:table-cell office:value-type="float" office:value="1.426194">
            <text:p>1,426194</text:p>
          </table:table-cell>
          <table:table-cell office:value-type="float" office:value="0.1684286">
            <text:p>0,1684286</text:p>
          </table:table-cell>
          <table:table-cell table:number-columns-repeated="3"/>
        </table:table-row>
        <table:table-row table:style-name="ro1">
          <table:table-cell office:value-type="float" office:value="0.01010101">
            <text:p>0,01010101</text:p>
          </table:table-cell>
          <table:table-cell office:value-type="float" office:value="1.247973">
            <text:p>1,247973</text:p>
          </table:table-cell>
          <table:table-cell office:value-type="float" office:value="0.1345009">
            <text:p>0,1345009</text:p>
          </table:table-cell>
          <table:table-cell office:value-type="float" office:value="1.425093">
            <text:p>1,425093</text:p>
          </table:table-cell>
          <table:table-cell office:value-type="float" office:value="0.1678534">
            <text:p>0,1678534</text:p>
          </table:table-cell>
          <table:table-cell table:number-columns-repeated="3"/>
        </table:table-row>
        <table:table-row table:style-name="ro1">
          <table:table-cell office:value-type="float" office:value="0.02020202">
            <text:p>0,02020202</text:p>
          </table:table-cell>
          <table:table-cell table:style-name="ce1" office:value-type="float" office:value="1.249134">
            <text:p>1,249134</text:p>
          </table:table-cell>
          <table:table-cell office:value-type="float" office:value="0.1339062">
            <text:p>0,1339062</text:p>
          </table:table-cell>
          <table:table-cell office:value-type="float" office:value="1.424113">
            <text:p>1,424113</text:p>
          </table:table-cell>
          <table:table-cell office:value-type="float" office:value="0.1672667">
            <text:p>0,1672667</text:p>
          </table:table-cell>
          <table:table-cell table:number-columns-repeated="3"/>
        </table:table-row>
        <table:table-row table:style-name="ro1">
          <table:table-cell office:value-type="float" office:value="0.03030303">
            <text:p>0,03030303</text:p>
          </table:table-cell>
          <table:table-cell office:value-type="float" office:value="1.250198">
            <text:p>1,250198</text:p>
          </table:table-cell>
          <table:table-cell office:value-type="float" office:value="0.1333139">
            <text:p>0,1333139</text:p>
          </table:table-cell>
          <table:table-cell office:value-type="float" office:value="1.423244">
            <text:p>1,423244</text:p>
          </table:table-cell>
          <table:table-cell office:value-type="float" office:value="0.1666688">
            <text:p>0,1666688</text:p>
          </table:table-cell>
          <table:table-cell table:number-columns-repeated="3"/>
        </table:table-row>
        <table:table-row table:style-name="ro1">
          <table:table-cell office:value-type="float" office:value="0.04040404">
            <text:p>0,04040404</text:p>
          </table:table-cell>
          <table:table-cell office:value-type="float" office:value="1.251177">
            <text:p>1,251177</text:p>
          </table:table-cell>
          <table:table-cell office:value-type="float" office:value="0.1327226">
            <text:p>0,1327226</text:p>
          </table:table-cell>
          <table:table-cell office:value-type="float" office:value="1.422472">
            <text:p>1,422472</text:p>
          </table:table-cell>
          <table:table-cell office:value-type="float" office:value="0.1660595">
            <text:p>0,1660595</text:p>
          </table:table-cell>
          <table:table-cell table:number-columns-repeated="3"/>
        </table:table-row>
        <table:table-row table:style-name="ro1">
          <table:table-cell office:value-type="float" office:value="0.05050505">
            <text:p>0,05050505</text:p>
          </table:table-cell>
          <table:table-cell office:value-type="float" office:value="1.252078">
            <text:p>1,252078</text:p>
          </table:table-cell>
          <table:table-cell office:value-type="float" office:value="0.1321315">
            <text:p>0,1321315</text:p>
          </table:table-cell>
          <table:table-cell office:value-type="float" office:value="1.421787">
            <text:p>1,421787</text:p>
          </table:table-cell>
          <table:table-cell office:value-type="float" office:value="0.165439">
            <text:p>0,165439</text:p>
          </table:table-cell>
          <table:table-cell table:number-columns-repeated="3"/>
        </table:table-row>
        <table:table-row table:style-name="ro1">
          <table:table-cell office:value-type="float" office:value="0.06060606">
            <text:p>0,06060606</text:p>
          </table:table-cell>
          <table:table-cell office:value-type="float" office:value="1.252908">
            <text:p>1,252908</text:p>
          </table:table-cell>
          <table:table-cell office:value-type="float" office:value="0.13154">
            <text:p>0,13154</text:p>
          </table:table-cell>
          <table:table-cell office:value-type="float" office:value="1.421182">
            <text:p>1,421182</text:p>
          </table:table-cell>
          <table:table-cell office:value-type="float" office:value="0.1648075">
            <text:p>0,1648075</text:p>
          </table:table-cell>
          <table:table-cell table:number-columns-repeated="3"/>
        </table:table-row>
        <table:table-row table:style-name="ro1">
          <table:table-cell office:value-type="float" office:value="0.07070707">
            <text:p>0,07070707</text:p>
          </table:table-cell>
          <table:table-cell office:value-type="float" office:value="1.253675">
            <text:p>1,253675</text:p>
          </table:table-cell>
          <table:table-cell office:value-type="float" office:value="0.1309472">
            <text:p>0,1309472</text:p>
          </table:table-cell>
          <table:table-cell office:value-type="float" office:value="1.420647">
            <text:p>1,420647</text:p>
          </table:table-cell>
          <table:table-cell office:value-type="float" office:value="0.1641652">
            <text:p>0,1641652</text:p>
          </table:table-cell>
          <table:table-cell table:number-columns-repeated="3"/>
        </table:table-row>
        <table:table-row table:style-name="ro1">
          <table:table-cell office:value-type="float" office:value="0.08080808">
            <text:p>0,08080808</text:p>
          </table:table-cell>
          <table:table-cell office:value-type="float" office:value="1.254381">
            <text:p>1,254381</text:p>
          </table:table-cell>
          <table:table-cell office:value-type="float" office:value="0.1303534">
            <text:p>0,1303534</text:p>
          </table:table-cell>
          <table:table-cell office:value-type="float" office:value="1.420179">
            <text:p>1,420179</text:p>
          </table:table-cell>
          <table:table-cell office:value-type="float" office:value="0.1635129">
            <text:p>0,1635129</text:p>
          </table:table-cell>
          <table:table-cell table:number-columns-repeated="3"/>
        </table:table-row>
        <table:table-row table:style-name="ro1">
          <table:table-cell office:value-type="float" office:value="0.09090909">
            <text:p>0,09090909</text:p>
          </table:table-cell>
          <table:table-cell office:value-type="float" office:value="1.255033">
            <text:p>1,255033</text:p>
          </table:table-cell>
          <table:table-cell office:value-type="float" office:value="0.1297583">
            <text:p>0,1297583</text:p>
          </table:table-cell>
          <table:table-cell office:value-type="float" office:value="1.41977">
            <text:p>1,41977</text:p>
          </table:table-cell>
          <table:table-cell office:value-type="float" office:value="0.1628509">
            <text:p>0,1628509</text:p>
          </table:table-cell>
          <table:table-cell table:number-columns-repeated="3"/>
        </table:table-row>
        <table:table-row table:style-name="ro1">
          <table:table-cell office:value-type="float" office:value="0.1010101">
            <text:p>0,1010101</text:p>
          </table:table-cell>
          <table:table-cell office:value-type="float" office:value="1.255634">
            <text:p>1,255634</text:p>
          </table:table-cell>
          <table:table-cell office:value-type="float" office:value="0.129162">
            <text:p>0,129162</text:p>
          </table:table-cell>
          <table:table-cell office:value-type="float" office:value="1.419418">
            <text:p>1,419418</text:p>
          </table:table-cell>
          <table:table-cell office:value-type="float" office:value="0.1621801">
            <text:p>0,1621801</text:p>
          </table:table-cell>
          <table:table-cell table:number-columns-repeated="3"/>
        </table:table-row>
        <table:table-row table:style-name="ro1">
          <table:table-cell office:value-type="float" office:value="0.1111111">
            <text:p>0,1111111</text:p>
          </table:table-cell>
          <table:table-cell office:value-type="float" office:value="1.256185">
            <text:p>1,256185</text:p>
          </table:table-cell>
          <table:table-cell office:value-type="float" office:value="0.1285648">
            <text:p>0,1285648</text:p>
          </table:table-cell>
          <table:table-cell office:value-type="float" office:value="1.419117">
            <text:p>1,419117</text:p>
          </table:table-cell>
          <table:table-cell office:value-type="float" office:value="0.1615012">
            <text:p>0,1615012</text:p>
          </table:table-cell>
          <table:table-cell table:number-columns-repeated="3"/>
        </table:table-row>
        <table:table-row table:style-name="ro1">
          <table:table-cell office:value-type="float" office:value="0.1212121">
            <text:p>0,1212121</text:p>
          </table:table-cell>
          <table:table-cell office:value-type="float" office:value="1.256689">
            <text:p>1,256689</text:p>
          </table:table-cell>
          <table:table-cell office:value-type="float" office:value="0.1279675">
            <text:p>0,1279675</text:p>
          </table:table-cell>
          <table:table-cell office:value-type="float" office:value="1.418867">
            <text:p>1,418867</text:p>
          </table:table-cell>
          <table:table-cell office:value-type="float" office:value="0.1608154">
            <text:p>0,1608154</text:p>
          </table:table-cell>
          <table:table-cell table:number-columns-repeated="3"/>
        </table:table-row>
        <table:table-row table:style-name="ro1">
          <table:table-cell office:value-type="float" office:value="0.1313131">
            <text:p>0,1313131</text:p>
          </table:table-cell>
          <table:table-cell office:value-type="float" office:value="1.257148">
            <text:p>1,257148</text:p>
          </table:table-cell>
          <table:table-cell office:value-type="float" office:value="0.1273703">
            <text:p>0,1273703</text:p>
          </table:table-cell>
          <table:table-cell office:value-type="float" office:value="1.418663">
            <text:p>1,418663</text:p>
          </table:table-cell>
          <table:table-cell office:value-type="float" office:value="0.1601233">
            <text:p>0,1601233</text:p>
          </table:table-cell>
          <table:table-cell table:number-columns-repeated="3"/>
        </table:table-row>
        <table:table-row table:style-name="ro1">
          <table:table-cell office:value-type="float" office:value="0.1414141">
            <text:p>0,1414141</text:p>
          </table:table-cell>
          <table:table-cell office:value-type="float" office:value="1.257561">
            <text:p>1,257561</text:p>
          </table:table-cell>
          <table:table-cell office:value-type="float" office:value="0.126774">
            <text:p>0,126774</text:p>
          </table:table-cell>
          <table:table-cell office:value-type="float" office:value="1.418507">
            <text:p>1,418507</text:p>
          </table:table-cell>
          <table:table-cell office:value-type="float" office:value="0.1594261">
            <text:p>0,1594261</text:p>
          </table:table-cell>
          <table:table-cell table:number-columns-repeated="3"/>
        </table:table-row>
        <table:table-row table:style-name="ro1">
          <table:table-cell office:value-type="float" office:value="0.1515152">
            <text:p>0,1515152</text:p>
          </table:table-cell>
          <table:table-cell office:value-type="float" office:value="1.257929">
            <text:p>1,257929</text:p>
          </table:table-cell>
          <table:table-cell office:value-type="float" office:value="0.1261792">
            <text:p>0,1261792</text:p>
          </table:table-cell>
          <table:table-cell office:value-type="float" office:value="1.418398">
            <text:p>1,418398</text:p>
          </table:table-cell>
          <table:table-cell office:value-type="float" office:value="0.1587245">
            <text:p>0,1587245</text:p>
          </table:table-cell>
          <table:table-cell table:number-columns-repeated="3"/>
        </table:table-row>
        <table:table-row table:style-name="ro1">
          <table:table-cell office:value-type="float" office:value="0.1616162">
            <text:p>0,1616162</text:p>
          </table:table-cell>
          <table:table-cell office:value-type="float" office:value="1.258249">
            <text:p>1,258249</text:p>
          </table:table-cell>
          <table:table-cell office:value-type="float" office:value="0.1255865">
            <text:p>0,1255865</text:p>
          </table:table-cell>
          <table:table-cell office:value-type="float" office:value="1.418336">
            <text:p>1,418336</text:p>
          </table:table-cell>
          <table:table-cell office:value-type="float" office:value="0.1580191">
            <text:p>0,1580191</text:p>
          </table:table-cell>
          <table:table-cell table:number-columns-repeated="3"/>
        </table:table-row>
        <table:table-row table:style-name="ro1">
          <table:table-cell office:value-type="float" office:value="0.1717172">
            <text:p>0,1717172</text:p>
          </table:table-cell>
          <table:table-cell office:value-type="float" office:value="1.25852">
            <text:p>1,25852</text:p>
          </table:table-cell>
          <table:table-cell office:value-type="float" office:value="0.1249964">
            <text:p>0,1249964</text:p>
          </table:table-cell>
          <table:table-cell office:value-type="float" office:value="1.418324">
            <text:p>1,418324</text:p>
          </table:table-cell>
          <table:table-cell office:value-type="float" office:value="0.1573105">
            <text:p>0,1573105</text:p>
          </table:table-cell>
          <table:table-cell table:number-columns-repeated="3"/>
        </table:table-row>
        <table:table-row table:style-name="ro1">
          <table:table-cell office:value-type="float" office:value="0.1818182">
            <text:p>0,1818182</text:p>
          </table:table-cell>
          <table:table-cell office:value-type="float" office:value="1.258737">
            <text:p>1,258737</text:p>
          </table:table-cell>
          <table:table-cell office:value-type="float" office:value="0.1244096">
            <text:p>0,1244096</text:p>
          </table:table-cell>
          <table:table-cell office:value-type="float" office:value="1.418367">
            <text:p>1,418367</text:p>
          </table:table-cell>
          <table:table-cell office:value-type="float" office:value="0.1565989">
            <text:p>0,1565989</text:p>
          </table:table-cell>
          <table:table-cell table:number-columns-repeated="3"/>
        </table:table-row>
        <table:table-row table:style-name="ro1">
          <table:table-cell office:value-type="float" office:value="0.1919192">
            <text:p>0,1919192</text:p>
          </table:table-cell>
          <table:table-cell office:value-type="float" office:value="1.258897">
            <text:p>1,258897</text:p>
          </table:table-cell>
          <table:table-cell office:value-type="float" office:value="0.1238262">
            <text:p>0,1238262</text:p>
          </table:table-cell>
          <table:table-cell office:value-type="float" office:value="1.418467">
            <text:p>1,418467</text:p>
          </table:table-cell>
          <table:table-cell office:value-type="float" office:value="0.1558844">
            <text:p>0,1558844</text:p>
          </table:table-cell>
          <table:table-cell table:number-columns-repeated="3"/>
        </table:table-row>
        <table:table-row table:style-name="ro1">
          <table:table-cell office:value-type="float" office:value="0.2020202">
            <text:p>0,2020202</text:p>
          </table:table-cell>
          <table:table-cell office:value-type="float" office:value="1.258995">
            <text:p>1,258995</text:p>
          </table:table-cell>
          <table:table-cell office:value-type="float" office:value="0.1232463">
            <text:p>0,1232463</text:p>
          </table:table-cell>
          <table:table-cell office:value-type="float" office:value="1.418631">
            <text:p>1,418631</text:p>
          </table:table-cell>
          <table:table-cell office:value-type="float" office:value="0.1551664">
            <text:p>0,1551664</text:p>
          </table:table-cell>
          <table:table-cell table:number-columns-repeated="3"/>
        </table:table-row>
        <table:table-row table:style-name="ro1">
          <table:table-cell office:value-type="float" office:value="0.2121212">
            <text:p>0,2121212</text:p>
          </table:table-cell>
          <table:table-cell office:value-type="float" office:value="1.259027">
            <text:p>1,259027</text:p>
          </table:table-cell>
          <table:table-cell office:value-type="float" office:value="0.1226699">
            <text:p>0,1226699</text:p>
          </table:table-cell>
          <table:table-cell office:value-type="float" office:value="1.418863">
            <text:p>1,418863</text:p>
          </table:table-cell>
          <table:table-cell office:value-type="float" office:value="0.1544447">
            <text:p>0,1544447</text:p>
          </table:table-cell>
          <table:table-cell table:number-columns-repeated="3"/>
        </table:table-row>
        <table:table-row table:style-name="ro1">
          <table:table-cell office:value-type="float" office:value="0.2222222">
            <text:p>0,2222222</text:p>
          </table:table-cell>
          <table:table-cell office:value-type="float" office:value="1.258989">
            <text:p>1,258989</text:p>
          </table:table-cell>
          <table:table-cell office:value-type="float" office:value="0.1220969">
            <text:p>0,1220969</text:p>
          </table:table-cell>
          <table:table-cell office:value-type="float" office:value="1.419167">
            <text:p>1,419167</text:p>
          </table:table-cell>
          <table:table-cell office:value-type="float" office:value="0.1537186">
            <text:p>0,1537186</text:p>
          </table:table-cell>
          <table:table-cell table:number-columns-repeated="3"/>
        </table:table-row>
        <table:table-row table:style-name="ro1">
          <table:table-cell office:value-type="float" office:value="0.2323232">
            <text:p>0,2323232</text:p>
          </table:table-cell>
          <table:table-cell office:value-type="float" office:value="1.258881">
            <text:p>1,258881</text:p>
          </table:table-cell>
          <table:table-cell office:value-type="float" office:value="0.1215267">
            <text:p>0,1215267</text:p>
          </table:table-cell>
          <table:table-cell office:value-type="float" office:value="1.419543">
            <text:p>1,419543</text:p>
          </table:table-cell>
          <table:table-cell office:value-type="float" office:value="0.1529877">
            <text:p>0,1529877</text:p>
          </table:table-cell>
          <table:table-cell table:number-columns-repeated="3"/>
        </table:table-row>
        <table:table-row table:style-name="ro1">
          <table:table-cell office:value-type="float" office:value="0.2424242">
            <text:p>0,2424242</text:p>
          </table:table-cell>
          <table:table-cell office:value-type="float" office:value="1.258704">
            <text:p>1,258704</text:p>
          </table:table-cell>
          <table:table-cell office:value-type="float" office:value="0.1209588">
            <text:p>0,1209588</text:p>
          </table:table-cell>
          <table:table-cell office:value-type="float" office:value="1.419992">
            <text:p>1,419992</text:p>
          </table:table-cell>
          <table:table-cell office:value-type="float" office:value="0.1522513">
            <text:p>0,1522513</text:p>
          </table:table-cell>
          <table:table-cell table:number-columns-repeated="3"/>
        </table:table-row>
        <table:table-row table:style-name="ro1">
          <table:table-cell office:value-type="float" office:value="0.2525252">
            <text:p>0,2525252</text:p>
          </table:table-cell>
          <table:table-cell office:value-type="float" office:value="1.258462">
            <text:p>1,258462</text:p>
          </table:table-cell>
          <table:table-cell office:value-type="float" office:value="0.1203923">
            <text:p>0,1203923</text:p>
          </table:table-cell>
          <table:table-cell office:value-type="float" office:value="1.420507">
            <text:p>1,420507</text:p>
          </table:table-cell>
          <table:table-cell office:value-type="float" office:value="0.1515091">
            <text:p>0,1515091</text:p>
          </table:table-cell>
          <table:table-cell table:number-columns-repeated="3"/>
        </table:table-row>
        <table:table-row table:style-name="ro1">
          <table:table-cell office:value-type="float" office:value="0.2626263">
            <text:p>0,2626263</text:p>
          </table:table-cell>
          <table:table-cell office:value-type="float" office:value="1.258166">
            <text:p>1,258166</text:p>
          </table:table-cell>
          <table:table-cell office:value-type="float" office:value="0.1198264">
            <text:p>0,1198264</text:p>
          </table:table-cell>
          <table:table-cell office:value-type="float" office:value="1.421076">
            <text:p>1,421076</text:p>
          </table:table-cell>
          <table:table-cell office:value-type="float" office:value="0.1507615">
            <text:p>0,1507615</text:p>
          </table:table-cell>
          <table:table-cell table:number-columns-repeated="3"/>
        </table:table-row>
        <table:table-row table:style-name="ro1">
          <table:table-cell office:value-type="float" office:value="0.2727273">
            <text:p>0,2727273</text:p>
          </table:table-cell>
          <table:table-cell office:value-type="float" office:value="1.25783">
            <text:p>1,25783</text:p>
          </table:table-cell>
          <table:table-cell office:value-type="float" office:value="0.11926">
            <text:p>0,11926</text:p>
          </table:table-cell>
          <table:table-cell office:value-type="float" office:value="1.421687">
            <text:p>1,421687</text:p>
          </table:table-cell>
          <table:table-cell office:value-type="float" office:value="0.1500088">
            <text:p>0,1500088</text:p>
          </table:table-cell>
          <table:table-cell table:number-columns-repeated="3"/>
        </table:table-row>
        <table:table-row table:style-name="ro1">
          <table:table-cell office:value-type="float" office:value="0.2828283">
            <text:p>0,2828283</text:p>
          </table:table-cell>
          <table:table-cell office:value-type="float" office:value="1.257467">
            <text:p>1,257467</text:p>
          </table:table-cell>
          <table:table-cell office:value-type="float" office:value="0.1186925">
            <text:p>0,1186925</text:p>
          </table:table-cell>
          <table:table-cell office:value-type="float" office:value="1.422321">
            <text:p>1,422321</text:p>
          </table:table-cell>
          <table:table-cell office:value-type="float" office:value="0.1492519">
            <text:p>0,1492519</text:p>
          </table:table-cell>
          <table:table-cell table:number-columns-repeated="3"/>
        </table:table-row>
        <table:table-row table:style-name="ro1">
          <table:table-cell office:value-type="float" office:value="0.2929293">
            <text:p>0,2929293</text:p>
          </table:table-cell>
          <table:table-cell office:value-type="float" office:value="1.257096">
            <text:p>1,257096</text:p>
          </table:table-cell>
          <table:table-cell office:value-type="float" office:value="0.1181232">
            <text:p>0,1181232</text:p>
          </table:table-cell>
          <table:table-cell office:value-type="float" office:value="1.42296">
            <text:p>1,42296</text:p>
          </table:table-cell>
          <table:table-cell office:value-type="float" office:value="0.1484922">
            <text:p>0,1484922</text:p>
          </table:table-cell>
          <table:table-cell table:number-columns-repeated="3"/>
        </table:table-row>
        <table:table-row table:style-name="ro1">
          <table:table-cell office:value-type="float" office:value="0.3030303">
            <text:p>0,3030303</text:p>
          </table:table-cell>
          <table:table-cell office:value-type="float" office:value="1.256733">
            <text:p>1,256733</text:p>
          </table:table-cell>
          <table:table-cell office:value-type="float" office:value="0.1175512">
            <text:p>0,1175512</text:p>
          </table:table-cell>
          <table:table-cell office:value-type="float" office:value="1.423586">
            <text:p>1,423586</text:p>
          </table:table-cell>
          <table:table-cell office:value-type="float" office:value="0.1477304">
            <text:p>0,1477304</text:p>
          </table:table-cell>
          <table:table-cell table:number-columns-repeated="3"/>
        </table:table-row>
        <table:table-row table:style-name="ro1">
          <table:table-cell office:value-type="float" office:value="0.3131313">
            <text:p>0,3131313</text:p>
          </table:table-cell>
          <table:table-cell office:value-type="float" office:value="1.256394">
            <text:p>1,256394</text:p>
          </table:table-cell>
          <table:table-cell office:value-type="float" office:value="0.1169765">
            <text:p>0,1169765</text:p>
          </table:table-cell>
          <table:table-cell office:value-type="float" office:value="1.424179">
            <text:p>1,424179</text:p>
          </table:table-cell>
          <table:table-cell office:value-type="float" office:value="0.1469685">
            <text:p>0,1469685</text:p>
          </table:table-cell>
          <table:table-cell table:number-columns-repeated="3"/>
        </table:table-row>
        <table:table-row table:style-name="ro1">
          <table:table-cell office:value-type="float" office:value="0.3232323">
            <text:p>0,3232323</text:p>
          </table:table-cell>
          <table:table-cell office:value-type="float" office:value="1.25609">
            <text:p>1,25609</text:p>
          </table:table-cell>
          <table:table-cell office:value-type="float" office:value="0.1163984">
            <text:p>0,1163984</text:p>
          </table:table-cell>
          <table:table-cell office:value-type="float" office:value="1.424727">
            <text:p>1,424727</text:p>
          </table:table-cell>
          <table:table-cell office:value-type="float" office:value="0.1462069">
            <text:p>0,1462069</text:p>
          </table:table-cell>
          <table:table-cell table:number-columns-repeated="3"/>
        </table:table-row>
        <table:table-row table:style-name="ro1">
          <table:table-cell office:value-type="float" office:value="0.3333333">
            <text:p>0,3333333</text:p>
          </table:table-cell>
          <table:table-cell office:value-type="float" office:value="1.255831">
            <text:p>1,255831</text:p>
          </table:table-cell>
          <table:table-cell office:value-type="float" office:value="0.1158172">
            <text:p>0,1158172</text:p>
          </table:table-cell>
          <table:table-cell office:value-type="float" office:value="1.42522">
            <text:p>1,42522</text:p>
          </table:table-cell>
          <table:table-cell office:value-type="float" office:value="0.1454469">
            <text:p>0,1454469</text:p>
          </table:table-cell>
          <table:table-cell table:number-columns-repeated="3"/>
        </table:table-row>
        <table:table-row table:style-name="ro1">
          <table:table-cell office:value-type="float" office:value="0.3434343">
            <text:p>0,3434343</text:p>
          </table:table-cell>
          <table:table-cell office:value-type="float" office:value="1.255622">
            <text:p>1,255622</text:p>
          </table:table-cell>
          <table:table-cell office:value-type="float" office:value="0.1152329">
            <text:p>0,1152329</text:p>
          </table:table-cell>
          <table:table-cell office:value-type="float" office:value="1.425653">
            <text:p>1,425653</text:p>
          </table:table-cell>
          <table:table-cell office:value-type="float" office:value="0.144689">
            <text:p>0,144689</text:p>
          </table:table-cell>
          <table:table-cell table:number-columns-repeated="3"/>
        </table:table-row>
        <table:table-row table:style-name="ro1">
          <table:table-cell office:value-type="float" office:value="0.3535354">
            <text:p>0,3535354</text:p>
          </table:table-cell>
          <table:table-cell office:value-type="float" office:value="1.255463">
            <text:p>1,255463</text:p>
          </table:table-cell>
          <table:table-cell office:value-type="float" office:value="0.1146456">
            <text:p>0,1146456</text:p>
          </table:table-cell>
          <table:table-cell office:value-type="float" office:value="1.426023">
            <text:p>1,426023</text:p>
          </table:table-cell>
          <table:table-cell office:value-type="float" office:value="0.1439333">
            <text:p>0,1439333</text:p>
          </table:table-cell>
          <table:table-cell table:number-columns-repeated="3"/>
        </table:table-row>
        <table:table-row table:style-name="ro1">
          <table:table-cell office:value-type="float" office:value="0.3636364">
            <text:p>0,3636364</text:p>
          </table:table-cell>
          <table:table-cell office:value-type="float" office:value="1.255353">
            <text:p>1,255353</text:p>
          </table:table-cell>
          <table:table-cell office:value-type="float" office:value="0.114056">
            <text:p>0,114056</text:p>
          </table:table-cell>
          <table:table-cell office:value-type="float" office:value="1.426333">
            <text:p>1,426333</text:p>
          </table:table-cell>
          <table:table-cell office:value-type="float" office:value="0.1431805">
            <text:p>0,1431805</text:p>
          </table:table-cell>
          <table:table-cell table:number-columns-repeated="3"/>
        </table:table-row>
        <table:table-row table:style-name="ro1">
          <table:table-cell office:value-type="float" office:value="0.3737374">
            <text:p>0,3737374</text:p>
          </table:table-cell>
          <table:table-cell office:value-type="float" office:value="1.255287">
            <text:p>1,255287</text:p>
          </table:table-cell>
          <table:table-cell office:value-type="float" office:value="0.1134639">
            <text:p>0,1134639</text:p>
          </table:table-cell>
          <table:table-cell office:value-type="float" office:value="1.426589">
            <text:p>1,426589</text:p>
          </table:table-cell>
          <table:table-cell office:value-type="float" office:value="0.1424298">
            <text:p>0,1424298</text:p>
          </table:table-cell>
          <table:table-cell table:number-columns-repeated="3"/>
        </table:table-row>
        <table:table-row table:style-name="ro1">
          <table:table-cell office:value-type="float" office:value="0.3838384">
            <text:p>0,3838384</text:p>
          </table:table-cell>
          <table:table-cell office:value-type="float" office:value="1.25526">
            <text:p>1,25526</text:p>
          </table:table-cell>
          <table:table-cell office:value-type="float" office:value="0.1128699">
            <text:p>0,1128699</text:p>
          </table:table-cell>
          <table:table-cell office:value-type="float" office:value="1.426796">
            <text:p>1,426796</text:p>
          </table:table-cell>
          <table:table-cell office:value-type="float" office:value="0.1416811">
            <text:p>0,1416811</text:p>
          </table:table-cell>
          <table:table-cell table:number-columns-repeated="3"/>
        </table:table-row>
        <table:table-row table:style-name="ro1">
          <table:table-cell office:value-type="float" office:value="0.3939394">
            <text:p>0,3939394</text:p>
          </table:table-cell>
          <table:table-cell office:value-type="float" office:value="1.255265">
            <text:p>1,255265</text:p>
          </table:table-cell>
          <table:table-cell office:value-type="float" office:value="0.1122744">
            <text:p>0,1122744</text:p>
          </table:table-cell>
          <table:table-cell office:value-type="float" office:value="1.426962">
            <text:p>1,426962</text:p>
          </table:table-cell>
          <table:table-cell office:value-type="float" office:value="0.1409341">
            <text:p>0,1409341</text:p>
          </table:table-cell>
          <table:table-cell table:number-columns-repeated="3"/>
        </table:table-row>
        <table:table-row table:style-name="ro1">
          <table:table-cell office:value-type="float" office:value="0.4040404">
            <text:p>0,4040404</text:p>
          </table:table-cell>
          <table:table-cell office:value-type="float" office:value="1.255296">
            <text:p>1,255296</text:p>
          </table:table-cell>
          <table:table-cell office:value-type="float" office:value="0.1116776">
            <text:p>0,1116776</text:p>
          </table:table-cell>
          <table:table-cell office:value-type="float" office:value="1.427095">
            <text:p>1,427095</text:p>
          </table:table-cell>
          <table:table-cell office:value-type="float" office:value="0.1401884">
            <text:p>0,1401884</text:p>
          </table:table-cell>
          <table:table-cell table:number-columns-repeated="3"/>
        </table:table-row>
        <table:table-row table:style-name="ro1">
          <table:table-cell office:value-type="float" office:value="0.4141414">
            <text:p>0,4141414</text:p>
          </table:table-cell>
          <table:table-cell office:value-type="float" office:value="1.255346">
            <text:p>1,255346</text:p>
          </table:table-cell>
          <table:table-cell office:value-type="float" office:value="0.1110796">
            <text:p>0,1110796</text:p>
          </table:table-cell>
          <table:table-cell office:value-type="float" office:value="1.4272">
            <text:p>1,4272</text:p>
          </table:table-cell>
          <table:table-cell office:value-type="float" office:value="0.1394434">
            <text:p>0,1394434</text:p>
          </table:table-cell>
          <table:table-cell table:number-columns-repeated="3"/>
        </table:table-row>
        <table:table-row table:style-name="ro1">
          <table:table-cell office:value-type="float" office:value="0.4242424">
            <text:p>0,4242424</text:p>
          </table:table-cell>
          <table:table-cell office:value-type="float" office:value="1.255411">
            <text:p>1,255411</text:p>
          </table:table-cell>
          <table:table-cell office:value-type="float" office:value="0.1104808">
            <text:p>0,1104808</text:p>
          </table:table-cell>
          <table:table-cell office:value-type="float" office:value="1.427285">
            <text:p>1,427285</text:p>
          </table:table-cell>
          <table:table-cell office:value-type="float" office:value="0.1386989">
            <text:p>0,1386989</text:p>
          </table:table-cell>
          <table:table-cell table:number-columns-repeated="3"/>
        </table:table-row>
        <table:table-row table:style-name="ro1">
          <table:table-cell office:value-type="float" office:value="0.4343434">
            <text:p>0,4343434</text:p>
          </table:table-cell>
          <table:table-cell office:value-type="float" office:value="1.255485">
            <text:p>1,255485</text:p>
          </table:table-cell>
          <table:table-cell office:value-type="float" office:value="0.1098816">
            <text:p>0,1098816</text:p>
          </table:table-cell>
          <table:table-cell office:value-type="float" office:value="1.427354">
            <text:p>1,427354</text:p>
          </table:table-cell>
          <table:table-cell office:value-type="float" office:value="0.1379547">
            <text:p>0,1379547</text:p>
          </table:table-cell>
          <table:table-cell table:number-columns-repeated="3"/>
        </table:table-row>
        <table:table-row table:style-name="ro1">
          <table:table-cell office:value-type="float" office:value="0.4444444">
            <text:p>0,4444444</text:p>
          </table:table-cell>
          <table:table-cell office:value-type="float" office:value="1.255567">
            <text:p>1,255567</text:p>
          </table:table-cell>
          <table:table-cell office:value-type="float" office:value="0.1092816">
            <text:p>0,1092816</text:p>
          </table:table-cell>
          <table:table-cell office:value-type="float" office:value="1.42741">
            <text:p>1,42741</text:p>
          </table:table-cell>
          <table:table-cell office:value-type="float" office:value="0.1372103">
            <text:p>0,1372103</text:p>
          </table:table-cell>
          <table:table-cell table:number-columns-repeated="3"/>
        </table:table-row>
        <table:table-row table:style-name="ro1">
          <table:table-cell office:value-type="float" office:value="0.4545455">
            <text:p>0,4545455</text:p>
          </table:table-cell>
          <table:table-cell office:value-type="float" office:value="1.255652">
            <text:p>1,255652</text:p>
          </table:table-cell>
          <table:table-cell office:value-type="float" office:value="0.1086811">
            <text:p>0,1086811</text:p>
          </table:table-cell>
          <table:table-cell office:value-type="float" office:value="1.427458">
            <text:p>1,427458</text:p>
          </table:table-cell>
          <table:table-cell office:value-type="float" office:value="0.1364656">
            <text:p>0,1364656</text:p>
          </table:table-cell>
          <table:table-cell table:number-columns-repeated="3"/>
        </table:table-row>
        <table:table-row table:style-name="ro1">
          <table:table-cell office:value-type="float" office:value="0.4646465">
            <text:p>0,4646465</text:p>
          </table:table-cell>
          <table:table-cell office:value-type="float" office:value="1.255739">
            <text:p>1,255739</text:p>
          </table:table-cell>
          <table:table-cell office:value-type="float" office:value="0.1080804">
            <text:p>0,1080804</text:p>
          </table:table-cell>
          <table:table-cell office:value-type="float" office:value="1.427498">
            <text:p>1,427498</text:p>
          </table:table-cell>
          <table:table-cell office:value-type="float" office:value="0.1357207">
            <text:p>0,1357207</text:p>
          </table:table-cell>
          <table:table-cell table:number-columns-repeated="3"/>
        </table:table-row>
        <table:table-row table:style-name="ro1">
          <table:table-cell office:value-type="float" office:value="0.4747475">
            <text:p>0,4747475</text:p>
          </table:table-cell>
          <table:table-cell office:value-type="float" office:value="1.255826">
            <text:p>1,255826</text:p>
          </table:table-cell>
          <table:table-cell office:value-type="float" office:value="0.1074792">
            <text:p>0,1074792</text:p>
          </table:table-cell>
          <table:table-cell office:value-type="float" office:value="1.427533">
            <text:p>1,427533</text:p>
          </table:table-cell>
          <table:table-cell office:value-type="float" office:value="0.1349753">
            <text:p>0,1349753</text:p>
          </table:table-cell>
          <table:table-cell table:number-columns-repeated="3"/>
        </table:table-row>
        <table:table-row table:style-name="ro1">
          <table:table-cell office:value-type="float" office:value="0.4848485">
            <text:p>0,4848485</text:p>
          </table:table-cell>
          <table:table-cell office:value-type="float" office:value="1.255913">
            <text:p>1,255913</text:p>
          </table:table-cell>
          <table:table-cell office:value-type="float" office:value="0.106878">
            <text:p>0,106878</text:p>
          </table:table-cell>
          <table:table-cell office:value-type="float" office:value="1.427565">
            <text:p>1,427565</text:p>
          </table:table-cell>
          <table:table-cell office:value-type="float" office:value="0.1342294">
            <text:p>0,1342294</text:p>
          </table:table-cell>
          <table:table-cell table:number-columns-repeated="3"/>
        </table:table-row>
        <table:table-row table:style-name="ro1">
          <table:table-cell office:value-type="float" office:value="0.4949495">
            <text:p>0,4949495</text:p>
          </table:table-cell>
          <table:table-cell office:value-type="float" office:value="1.255999">
            <text:p>1,255999</text:p>
          </table:table-cell>
          <table:table-cell office:value-type="float" office:value="0.1062762">
            <text:p>0,1062762</text:p>
          </table:table-cell>
          <table:table-cell office:value-type="float" office:value="1.427593">
            <text:p>1,427593</text:p>
          </table:table-cell>
          <table:table-cell office:value-type="float" office:value="0.1334828">
            <text:p>0,1334828</text:p>
          </table:table-cell>
          <table:table-cell table:number-columns-repeated="3"/>
        </table:table-row>
        <table:table-row table:style-name="ro1">
          <table:table-cell office:value-type="float" office:value="0.5050505">
            <text:p>0,5050505</text:p>
          </table:table-cell>
          <table:table-cell office:value-type="float" office:value="1.256083">
            <text:p>1,256083</text:p>
          </table:table-cell>
          <table:table-cell office:value-type="float" office:value="0.1056743">
            <text:p>0,1056743</text:p>
          </table:table-cell>
          <table:table-cell office:value-type="float" office:value="1.427618">
            <text:p>1,427618</text:p>
          </table:table-cell>
          <table:table-cell office:value-type="float" office:value="0.1327357">
            <text:p>0,1327357</text:p>
          </table:table-cell>
          <table:table-cell table:number-columns-repeated="3"/>
        </table:table-row>
        <table:table-row table:style-name="ro1">
          <table:table-cell office:value-type="float" office:value="0.5151515">
            <text:p>0,5151515</text:p>
          </table:table-cell>
          <table:table-cell office:value-type="float" office:value="1.256166">
            <text:p>1,256166</text:p>
          </table:table-cell>
          <table:table-cell office:value-type="float" office:value="0.1050722">
            <text:p>0,1050722</text:p>
          </table:table-cell>
          <table:table-cell office:value-type="float" office:value="1.427639">
            <text:p>1,427639</text:p>
          </table:table-cell>
          <table:table-cell office:value-type="float" office:value="0.1319882">
            <text:p>0,1319882</text:p>
          </table:table-cell>
          <table:table-cell table:number-columns-repeated="3"/>
        </table:table-row>
        <table:table-row table:style-name="ro1">
          <table:table-cell office:value-type="float" office:value="0.5252525">
            <text:p>0,5252525</text:p>
          </table:table-cell>
          <table:table-cell office:value-type="float" office:value="1.256249">
            <text:p>1,256249</text:p>
          </table:table-cell>
          <table:table-cell office:value-type="float" office:value="0.1044699">
            <text:p>0,1044699</text:p>
          </table:table-cell>
          <table:table-cell office:value-type="float" office:value="1.427658">
            <text:p>1,427658</text:p>
          </table:table-cell>
          <table:table-cell office:value-type="float" office:value="0.1312401">
            <text:p>0,1312401</text:p>
          </table:table-cell>
          <table:table-cell table:number-columns-repeated="3"/>
        </table:table-row>
        <table:table-row table:style-name="ro1">
          <table:table-cell office:value-type="float" office:value="0.5353535">
            <text:p>0,5353535</text:p>
          </table:table-cell>
          <table:table-cell office:value-type="float" office:value="1.25633">
            <text:p>1,25633</text:p>
          </table:table-cell>
          <table:table-cell office:value-type="float" office:value="0.1038671">
            <text:p>0,1038671</text:p>
          </table:table-cell>
          <table:table-cell office:value-type="float" office:value="1.427671">
            <text:p>1,427671</text:p>
          </table:table-cell>
          <table:table-cell office:value-type="float" office:value="0.1304914">
            <text:p>0,1304914</text:p>
          </table:table-cell>
          <table:table-cell table:number-columns-repeated="3"/>
        </table:table-row>
        <table:table-row table:style-name="ro1">
          <table:table-cell office:value-type="float" office:value="0.5454546">
            <text:p>0,5454546</text:p>
          </table:table-cell>
          <table:table-cell office:value-type="float" office:value="1.256413">
            <text:p>1,256413</text:p>
          </table:table-cell>
          <table:table-cell office:value-type="float" office:value="0.1032638">
            <text:p>0,1032638</text:p>
          </table:table-cell>
          <table:table-cell office:value-type="float" office:value="1.427679">
            <text:p>1,427679</text:p>
          </table:table-cell>
          <table:table-cell office:value-type="float" office:value="0.129742">
            <text:p>0,129742</text:p>
          </table:table-cell>
          <table:table-cell table:number-columns-repeated="3"/>
        </table:table-row>
        <table:table-row table:style-name="ro1">
          <table:table-cell office:value-type="float" office:value="0.5555556">
            <text:p>0,5555556</text:p>
          </table:table-cell>
          <table:table-cell office:value-type="float" office:value="1.256499">
            <text:p>1,256499</text:p>
          </table:table-cell>
          <table:table-cell office:value-type="float" office:value="0.1026597">
            <text:p>0,1026597</text:p>
          </table:table-cell>
          <table:table-cell office:value-type="float" office:value="1.42768">
            <text:p>1,42768</text:p>
          </table:table-cell>
          <table:table-cell office:value-type="float" office:value="0.1289918">
            <text:p>0,1289918</text:p>
          </table:table-cell>
          <table:table-cell table:number-columns-repeated="3"/>
        </table:table-row>
        <table:table-row table:style-name="ro1">
          <table:table-cell office:value-type="float" office:value="0.5656565">
            <text:p>0,5656565</text:p>
          </table:table-cell>
          <table:table-cell office:value-type="float" office:value="1.256589">
            <text:p>1,256589</text:p>
          </table:table-cell>
          <table:table-cell office:value-type="float" office:value="0.1020546">
            <text:p>0,1020546</text:p>
          </table:table-cell>
          <table:table-cell office:value-type="float" office:value="1.42767">
            <text:p>1,42767</text:p>
          </table:table-cell>
          <table:table-cell office:value-type="float" office:value="0.1282407">
            <text:p>0,1282407</text:p>
          </table:table-cell>
          <table:table-cell table:number-columns-repeated="3"/>
        </table:table-row>
        <table:table-row table:style-name="ro1">
          <table:table-cell office:value-type="float" office:value="0.5757576">
            <text:p>0,5757576</text:p>
          </table:table-cell>
          <table:table-cell office:value-type="float" office:value="1.256685">
            <text:p>1,256685</text:p>
          </table:table-cell>
          <table:table-cell office:value-type="float" office:value="0.1014483">
            <text:p>0,1014483</text:p>
          </table:table-cell>
          <table:table-cell office:value-type="float" office:value="1.427649">
            <text:p>1,427649</text:p>
          </table:table-cell>
          <table:table-cell office:value-type="float" office:value="0.1274886">
            <text:p>0,1274886</text:p>
          </table:table-cell>
          <table:table-cell table:number-columns-repeated="3"/>
        </table:table-row>
        <table:table-row table:style-name="ro1">
          <table:table-cell office:value-type="float" office:value="0.5858586">
            <text:p>0,5858586</text:p>
          </table:table-cell>
          <table:table-cell office:value-type="float" office:value="1.256794">
            <text:p>1,256794</text:p>
          </table:table-cell>
          <table:table-cell office:value-type="float" office:value="0.1008401">
            <text:p>0,1008401</text:p>
          </table:table-cell>
          <table:table-cell office:value-type="float" office:value="1.427609">
            <text:p>1,427609</text:p>
          </table:table-cell>
          <table:table-cell office:value-type="float" office:value="0.1267352">
            <text:p>0,1267352</text:p>
          </table:table-cell>
          <table:table-cell table:number-columns-repeated="3"/>
        </table:table-row>
        <table:table-row table:style-name="ro1">
          <table:table-cell office:value-type="float" office:value="0.5959596">
            <text:p>0,5959596</text:p>
          </table:table-cell>
          <table:table-cell office:value-type="float" office:value="1.256919">
            <text:p>1,256919</text:p>
          </table:table-cell>
          <table:table-cell office:value-type="float" office:value="0.1002292">
            <text:p>0,1002292</text:p>
          </table:table-cell>
          <table:table-cell office:value-type="float" office:value="1.427546">
            <text:p>1,427546</text:p>
          </table:table-cell>
          <table:table-cell office:value-type="float" office:value="0.12598">
            <text:p>0,12598</text:p>
          </table:table-cell>
          <table:table-cell table:number-columns-repeated="3"/>
        </table:table-row>
        <table:table-row table:style-name="ro1">
          <table:table-cell office:value-type="float" office:value="0.6060606">
            <text:p>0,6060606</text:p>
          </table:table-cell>
          <table:table-cell office:value-type="float" office:value="1.257066">
            <text:p>1,257066</text:p>
          </table:table-cell>
          <table:table-cell office:value-type="float" office:value="0.09961505">
            <text:p>0,09961505</text:p>
          </table:table-cell>
          <table:table-cell office:value-type="float" office:value="1.427455">
            <text:p>1,427455</text:p>
          </table:table-cell>
          <table:table-cell office:value-type="float" office:value="0.1252227">
            <text:p>0,1252227</text:p>
          </table:table-cell>
          <table:table-cell table:number-columns-repeated="3"/>
        </table:table-row>
        <table:table-row table:style-name="ro1">
          <table:table-cell office:value-type="float" office:value="0.6161616">
            <text:p>0,6161616</text:p>
          </table:table-cell>
          <table:table-cell office:value-type="float" office:value="1.257241">
            <text:p>1,257241</text:p>
          </table:table-cell>
          <table:table-cell office:value-type="float" office:value="0.0989969">
            <text:p>0,0989969</text:p>
          </table:table-cell>
          <table:table-cell office:value-type="float" office:value="1.427328">
            <text:p>1,427328</text:p>
          </table:table-cell>
          <table:table-cell office:value-type="float" office:value="0.124463">
            <text:p>0,124463</text:p>
          </table:table-cell>
          <table:table-cell table:number-columns-repeated="3"/>
        </table:table-row>
        <table:table-row table:style-name="ro1">
          <table:table-cell office:value-type="float" office:value="0.6262626">
            <text:p>0,6262626</text:p>
          </table:table-cell>
          <table:table-cell office:value-type="float" office:value="1.257452">
            <text:p>1,257452</text:p>
          </table:table-cell>
          <table:table-cell office:value-type="float" office:value="0.09837372">
            <text:p>0,09837372</text:p>
          </table:table-cell>
          <table:table-cell office:value-type="float" office:value="1.427156">
            <text:p>1,427156</text:p>
          </table:table-cell>
          <table:table-cell office:value-type="float" office:value="0.1237002">
            <text:p>0,1237002</text:p>
          </table:table-cell>
          <table:table-cell table:number-columns-repeated="3"/>
        </table:table-row>
        <table:table-row table:style-name="ro1">
          <table:table-cell office:value-type="float" office:value="0.6363636">
            <text:p>0,6363636</text:p>
          </table:table-cell>
          <table:table-cell office:value-type="float" office:value="1.257705">
            <text:p>1,257705</text:p>
          </table:table-cell>
          <table:table-cell office:value-type="float" office:value="0.09774477">
            <text:p>0,09774477</text:p>
          </table:table-cell>
          <table:table-cell office:value-type="float" office:value="1.426932">
            <text:p>1,426932</text:p>
          </table:table-cell>
          <table:table-cell office:value-type="float" office:value="0.1229341">
            <text:p>0,1229341</text:p>
          </table:table-cell>
          <table:table-cell table:number-columns-repeated="3"/>
        </table:table-row>
        <table:table-row table:style-name="ro1">
          <table:table-cell office:value-type="float" office:value="0.6464646">
            <text:p>0,6464646</text:p>
          </table:table-cell>
          <table:table-cell office:value-type="float" office:value="1.258008">
            <text:p>1,258008</text:p>
          </table:table-cell>
          <table:table-cell office:value-type="float" office:value="0.09710925">
            <text:p>0,09710925</text:p>
          </table:table-cell>
          <table:table-cell office:value-type="float" office:value="1.426648">
            <text:p>1,426648</text:p>
          </table:table-cell>
          <table:table-cell office:value-type="float" office:value="0.1221642">
            <text:p>0,1221642</text:p>
          </table:table-cell>
          <table:table-cell table:number-columns-repeated="3"/>
        </table:table-row>
        <table:table-row table:style-name="ro1">
          <table:table-cell office:value-type="float" office:value="0.6565657">
            <text:p>0,6565657</text:p>
          </table:table-cell>
          <table:table-cell office:value-type="float" office:value="1.258366">
            <text:p>1,258366</text:p>
          </table:table-cell>
          <table:table-cell office:value-type="float" office:value="0.09646671">
            <text:p>0,09646671</text:p>
          </table:table-cell>
          <table:table-cell office:value-type="float" office:value="1.426299">
            <text:p>1,426299</text:p>
          </table:table-cell>
          <table:table-cell office:value-type="float" office:value="0.1213904">
            <text:p>0,1213904</text:p>
          </table:table-cell>
          <table:table-cell table:number-columns-repeated="3"/>
        </table:table-row>
        <table:table-row table:style-name="ro1">
          <table:table-cell office:value-type="float" office:value="0.6666667">
            <text:p>0,6666667</text:p>
          </table:table-cell>
          <table:table-cell office:value-type="float" office:value="1.25878">
            <text:p>1,25878</text:p>
          </table:table-cell>
          <table:table-cell office:value-type="float" office:value="0.09581712">
            <text:p>0,09581712</text:p>
          </table:table-cell>
          <table:table-cell office:value-type="float" office:value="1.425882">
            <text:p>1,425882</text:p>
          </table:table-cell>
          <table:table-cell office:value-type="float" office:value="0.1206126">
            <text:p>0,1206126</text:p>
          </table:table-cell>
          <table:table-cell table:number-columns-repeated="3"/>
        </table:table-row>
        <table:table-row table:style-name="ro1">
          <table:table-cell office:value-type="float" office:value="0.6767676">
            <text:p>0,6767676</text:p>
          </table:table-cell>
          <table:table-cell office:value-type="float" office:value="1.25925">
            <text:p>1,25925</text:p>
          </table:table-cell>
          <table:table-cell office:value-type="float" office:value="0.09516089">
            <text:p>0,09516089</text:p>
          </table:table-cell>
          <table:table-cell office:value-type="float" office:value="1.425397">
            <text:p>1,425397</text:p>
          </table:table-cell>
          <table:table-cell office:value-type="float" office:value="0.1198313">
            <text:p>0,1198313</text:p>
          </table:table-cell>
          <table:table-cell table:number-columns-repeated="3"/>
        </table:table-row>
        <table:table-row table:style-name="ro1">
          <table:table-cell office:value-type="float" office:value="0.6868687">
            <text:p>0,6868687</text:p>
          </table:table-cell>
          <table:table-cell office:value-type="float" office:value="1.259772">
            <text:p>1,259772</text:p>
          </table:table-cell>
          <table:table-cell office:value-type="float" office:value="0.09449884">
            <text:p>0,09449884</text:p>
          </table:table-cell>
          <table:table-cell office:value-type="float" office:value="1.424849">
            <text:p>1,424849</text:p>
          </table:table-cell>
          <table:table-cell office:value-type="float" office:value="0.119047">
            <text:p>0,119047</text:p>
          </table:table-cell>
          <table:table-cell table:number-columns-repeated="3"/>
        </table:table-row>
        <table:table-row table:style-name="ro1">
          <table:table-cell office:value-type="float" office:value="0.6969697">
            <text:p>0,6969697</text:p>
          </table:table-cell>
          <table:table-cell office:value-type="float" office:value="1.260339">
            <text:p>1,260339</text:p>
          </table:table-cell>
          <table:table-cell office:value-type="float" office:value="0.0938324">
            <text:p>0,0938324</text:p>
          </table:table-cell>
          <table:table-cell office:value-type="float" office:value="1.424248">
            <text:p>1,424248</text:p>
          </table:table-cell>
          <table:table-cell office:value-type="float" office:value="0.1182606">
            <text:p>0,1182606</text:p>
          </table:table-cell>
          <table:table-cell table:number-columns-repeated="3"/>
        </table:table-row>
        <table:table-row table:style-name="ro1">
          <table:table-cell office:value-type="float" office:value="0.7070707">
            <text:p>0,7070707</text:p>
          </table:table-cell>
          <table:table-cell office:value-type="float" office:value="1.260936">
            <text:p>1,260936</text:p>
          </table:table-cell>
          <table:table-cell office:value-type="float" office:value="0.09316356">
            <text:p>0,09316356</text:p>
          </table:table-cell>
          <table:table-cell office:value-type="float" office:value="1.423606">
            <text:p>1,423606</text:p>
          </table:table-cell>
          <table:table-cell office:value-type="float" office:value="0.1174733">
            <text:p>0,1174733</text:p>
          </table:table-cell>
          <table:table-cell table:number-columns-repeated="3"/>
        </table:table-row>
        <table:table-row table:style-name="ro1">
          <table:table-cell office:value-type="float" office:value="0.7171717">
            <text:p>0,7171717</text:p>
          </table:table-cell>
          <table:table-cell office:value-type="float" office:value="1.261549">
            <text:p>1,261549</text:p>
          </table:table-cell>
          <table:table-cell office:value-type="float" office:value="0.09249457">
            <text:p>0,09249457</text:p>
          </table:table-cell>
          <table:table-cell office:value-type="float" office:value="1.422941">
            <text:p>1,422941</text:p>
          </table:table-cell>
          <table:table-cell office:value-type="float" office:value="0.1166864">
            <text:p>0,1166864</text:p>
          </table:table-cell>
          <table:table-cell table:number-columns-repeated="3"/>
        </table:table-row>
        <table:table-row table:style-name="ro1">
          <table:table-cell office:value-type="float" office:value="0.7272727">
            <text:p>0,7272727</text:p>
          </table:table-cell>
          <table:table-cell office:value-type="float" office:value="1.262161">
            <text:p>1,262161</text:p>
          </table:table-cell>
          <table:table-cell office:value-type="float" office:value="0.09182765">
            <text:p>0,09182765</text:p>
          </table:table-cell>
          <table:table-cell office:value-type="float" office:value="1.422271">
            <text:p>1,422271</text:p>
          </table:table-cell>
          <table:table-cell office:value-type="float" office:value="0.1159013">
            <text:p>0,1159013</text:p>
          </table:table-cell>
          <table:table-cell table:number-columns-repeated="3"/>
        </table:table-row>
        <table:table-row table:style-name="ro1">
          <table:table-cell office:value-type="float" office:value="0.7373737">
            <text:p>0,7373737</text:p>
          </table:table-cell>
          <table:table-cell office:value-type="float" office:value="1.262756">
            <text:p>1,262756</text:p>
          </table:table-cell>
          <table:table-cell office:value-type="float" office:value="0.0911648">
            <text:p>0,0911648</text:p>
          </table:table-cell>
          <table:table-cell office:value-type="float" office:value="1.421614">
            <text:p>1,421614</text:p>
          </table:table-cell>
          <table:table-cell office:value-type="float" office:value="0.1151189">
            <text:p>0,1151189</text:p>
          </table:table-cell>
          <table:table-cell table:number-columns-repeated="3"/>
        </table:table-row>
        <table:table-row table:style-name="ro1">
          <table:table-cell office:value-type="float" office:value="0.7474747">
            <text:p>0,7474747</text:p>
          </table:table-cell>
          <table:table-cell office:value-type="float" office:value="1.263318">
            <text:p>1,263318</text:p>
          </table:table-cell>
          <table:table-cell office:value-type="float" office:value="0.09050819">
            <text:p>0,09050819</text:p>
          </table:table-cell>
          <table:table-cell office:value-type="float" office:value="1.420988">
            <text:p>1,420988</text:p>
          </table:table-cell>
          <table:table-cell office:value-type="float" office:value="0.1143406">
            <text:p>0,1143406</text:p>
          </table:table-cell>
          <table:table-cell table:number-columns-repeated="3"/>
        </table:table-row>
        <table:table-row table:style-name="ro1">
          <table:table-cell office:value-type="float" office:value="0.7575758">
            <text:p>0,7575758</text:p>
          </table:table-cell>
          <table:table-cell office:value-type="float" office:value="1.263833">
            <text:p>1,263833</text:p>
          </table:table-cell>
          <table:table-cell office:value-type="float" office:value="0.08985879">
            <text:p>0,08985879</text:p>
          </table:table-cell>
          <table:table-cell office:value-type="float" office:value="1.420407">
            <text:p>1,420407</text:p>
          </table:table-cell>
          <table:table-cell office:value-type="float" office:value="0.1135665">
            <text:p>0,1135665</text:p>
          </table:table-cell>
          <table:table-cell table:number-columns-repeated="3"/>
        </table:table-row>
        <table:table-row table:style-name="ro1">
          <table:table-cell office:value-type="float" office:value="0.7676768">
            <text:p>0,7676768</text:p>
          </table:table-cell>
          <table:table-cell office:value-type="float" office:value="1.264292">
            <text:p>1,264292</text:p>
          </table:table-cell>
          <table:table-cell office:value-type="float" office:value="0.08921759">
            <text:p>0,08921759</text:p>
          </table:table-cell>
          <table:table-cell office:value-type="float" office:value="1.419881">
            <text:p>1,419881</text:p>
          </table:table-cell>
          <table:table-cell office:value-type="float" office:value="0.1127971">
            <text:p>0,1127971</text:p>
          </table:table-cell>
          <table:table-cell table:number-columns-repeated="3"/>
        </table:table-row>
        <table:table-row table:style-name="ro1">
          <table:table-cell office:value-type="float" office:value="0.7777778">
            <text:p>0,7777778</text:p>
          </table:table-cell>
          <table:table-cell office:value-type="float" office:value="1.264691">
            <text:p>1,264691</text:p>
          </table:table-cell>
          <table:table-cell office:value-type="float" office:value="0.08858452">
            <text:p>0,08858452</text:p>
          </table:table-cell>
          <table:table-cell office:value-type="float" office:value="1.419414">
            <text:p>1,419414</text:p>
          </table:table-cell>
          <table:table-cell office:value-type="float" office:value="0.112032">
            <text:p>0,112032</text:p>
          </table:table-cell>
          <table:table-cell table:number-columns-repeated="3"/>
        </table:table-row>
        <table:table-row table:style-name="ro1">
          <table:table-cell office:value-type="float" office:value="0.7878788">
            <text:p>0,7878788</text:p>
          </table:table-cell>
          <table:table-cell office:value-type="float" office:value="1.265027">
            <text:p>1,265027</text:p>
          </table:table-cell>
          <table:table-cell office:value-type="float" office:value="0.0879593">
            <text:p>0,0879593</text:p>
          </table:table-cell>
          <table:table-cell office:value-type="float" office:value="1.419011">
            <text:p>1,419011</text:p>
          </table:table-cell>
          <table:table-cell office:value-type="float" office:value="0.1112709">
            <text:p>0,1112709</text:p>
          </table:table-cell>
          <table:table-cell table:number-columns-repeated="3"/>
        </table:table-row>
        <table:table-row table:style-name="ro1">
          <table:table-cell office:value-type="float" office:value="0.7979798">
            <text:p>0,7979798</text:p>
          </table:table-cell>
          <table:table-cell office:value-type="float" office:value="1.265303">
            <text:p>1,265303</text:p>
          </table:table-cell>
          <table:table-cell office:value-type="float" office:value="0.08734155">
            <text:p>0,08734155</text:p>
          </table:table-cell>
          <table:table-cell office:value-type="float" office:value="1.418667">
            <text:p>1,418667</text:p>
          </table:table-cell>
          <table:table-cell office:value-type="float" office:value="0.1105136">
            <text:p>0,1105136</text:p>
          </table:table-cell>
          <table:table-cell table:number-columns-repeated="3"/>
        </table:table-row>
        <table:table-row table:style-name="ro1">
          <table:table-cell office:value-type="float" office:value="0.8080808">
            <text:p>0,8080808</text:p>
          </table:table-cell>
          <table:table-cell office:value-type="float" office:value="1.265524">
            <text:p>1,265524</text:p>
          </table:table-cell>
          <table:table-cell office:value-type="float" office:value="0.08672991">
            <text:p>0,08672991</text:p>
          </table:table-cell>
          <table:table-cell office:value-type="float" office:value="1.418379">
            <text:p>1,418379</text:p>
          </table:table-cell>
          <table:table-cell office:value-type="float" office:value="0.1097588">
            <text:p>0,1097588</text:p>
          </table:table-cell>
          <table:table-cell table:number-columns-repeated="3"/>
        </table:table-row>
        <table:table-row table:style-name="ro1">
          <table:table-cell office:value-type="float" office:value="0.8181818">
            <text:p>0,8181818</text:p>
          </table:table-cell>
          <table:table-cell office:value-type="float" office:value="1.265692">
            <text:p>1,265692</text:p>
          </table:table-cell>
          <table:table-cell office:value-type="float" office:value="0.08612411">
            <text:p>0,08612411</text:p>
          </table:table-cell>
          <table:table-cell office:value-type="float" office:value="1.418142">
            <text:p>1,418142</text:p>
          </table:table-cell>
          <table:table-cell office:value-type="float" office:value="0.1090066">
            <text:p>0,1090066</text:p>
          </table:table-cell>
          <table:table-cell table:number-columns-repeated="3"/>
        </table:table-row>
        <table:table-row table:style-name="ro1">
          <table:table-cell office:value-type="float" office:value="0.8282828">
            <text:p>0,8282828</text:p>
          </table:table-cell>
          <table:table-cell office:value-type="float" office:value="1.265814">
            <text:p>1,265814</text:p>
          </table:table-cell>
          <table:table-cell office:value-type="float" office:value="0.08552327">
            <text:p>0,08552327</text:p>
          </table:table-cell>
          <table:table-cell office:value-type="float" office:value="1.41795">
            <text:p>1,41795</text:p>
          </table:table-cell>
          <table:table-cell office:value-type="float" office:value="0.1082565">
            <text:p>0,1082565</text:p>
          </table:table-cell>
          <table:table-cell table:number-columns-repeated="3"/>
        </table:table-row>
        <table:table-row table:style-name="ro1">
          <table:table-cell office:value-type="float" office:value="0.8383839">
            <text:p>0,8383839</text:p>
          </table:table-cell>
          <table:table-cell office:value-type="float" office:value="1.265893">
            <text:p>1,265893</text:p>
          </table:table-cell>
          <table:table-cell office:value-type="float" office:value="0.08492722">
            <text:p>0,08492722</text:p>
          </table:table-cell>
          <table:table-cell office:value-type="float" office:value="1.417798">
            <text:p>1,417798</text:p>
          </table:table-cell>
          <table:table-cell office:value-type="float" office:value="0.1075088">
            <text:p>0,1075088</text:p>
          </table:table-cell>
          <table:table-cell table:number-columns-repeated="3"/>
        </table:table-row>
        <table:table-row table:style-name="ro1">
          <table:table-cell office:value-type="float" office:value="0.8484849">
            <text:p>0,8484849</text:p>
          </table:table-cell>
          <table:table-cell office:value-type="float" office:value="1.265936">
            <text:p>1,265936</text:p>
          </table:table-cell>
          <table:table-cell office:value-type="float" office:value="0.08433575">
            <text:p>0,08433575</text:p>
          </table:table-cell>
          <table:table-cell office:value-type="float" office:value="1.417681">
            <text:p>1,417681</text:p>
          </table:table-cell>
          <table:table-cell office:value-type="float" office:value="0.1067636">
            <text:p>0,1067636</text:p>
          </table:table-cell>
          <table:table-cell table:number-columns-repeated="3"/>
        </table:table-row>
        <table:table-row table:style-name="ro1">
          <table:table-cell office:value-type="float" office:value="0.8585858">
            <text:p>0,8585858</text:p>
          </table:table-cell>
          <table:table-cell office:value-type="float" office:value="1.265943">
            <text:p>1,265943</text:p>
          </table:table-cell>
          <table:table-cell office:value-type="float" office:value="0.08374892">
            <text:p>0,08374892</text:p>
          </table:table-cell>
          <table:table-cell office:value-type="float" office:value="1.417598">
            <text:p>1,417598</text:p>
          </table:table-cell>
          <table:table-cell office:value-type="float" office:value="0.1060213">
            <text:p>0,1060213</text:p>
          </table:table-cell>
          <table:table-cell table:number-columns-repeated="3"/>
        </table:table-row>
        <table:table-row table:style-name="ro1">
          <table:table-cell office:value-type="float" office:value="0.8686869">
            <text:p>0,8686869</text:p>
          </table:table-cell>
          <table:table-cell office:value-type="float" office:value="1.265917">
            <text:p>1,265917</text:p>
          </table:table-cell>
          <table:table-cell office:value-type="float" office:value="0.08316731">
            <text:p>0,08316731</text:p>
          </table:table-cell>
          <table:table-cell office:value-type="float" office:value="1.417545">
            <text:p>1,417545</text:p>
          </table:table-cell>
          <table:table-cell office:value-type="float" office:value="0.105283">
            <text:p>0,105283</text:p>
          </table:table-cell>
          <table:table-cell table:number-columns-repeated="3"/>
        </table:table-row>
        <table:table-row table:style-name="ro1">
          <table:table-cell office:value-type="float" office:value="0.8787879">
            <text:p>0,8787879</text:p>
          </table:table-cell>
          <table:table-cell office:value-type="float" office:value="1.265861">
            <text:p>1,265861</text:p>
          </table:table-cell>
          <table:table-cell office:value-type="float" office:value="0.08259141">
            <text:p>0,08259141</text:p>
          </table:table-cell>
          <table:table-cell office:value-type="float" office:value="1.417521">
            <text:p>1,417521</text:p>
          </table:table-cell>
          <table:table-cell office:value-type="float" office:value="0.1045492">
            <text:p>0,1045492</text:p>
          </table:table-cell>
          <table:table-cell table:number-columns-repeated="3"/>
        </table:table-row>
        <table:table-row table:style-name="ro1">
          <table:table-cell office:value-type="float" office:value="0.8888889">
            <text:p>0,8888889</text:p>
          </table:table-cell>
          <table:table-cell office:value-type="float" office:value="1.265773">
            <text:p>1,265773</text:p>
          </table:table-cell>
          <table:table-cell office:value-type="float" office:value="0.0820218">
            <text:p>0,0820218</text:p>
          </table:table-cell>
          <table:table-cell office:value-type="float" office:value="1.417526">
            <text:p>1,417526</text:p>
          </table:table-cell>
          <table:table-cell office:value-type="float" office:value="0.103821">
            <text:p>0,103821</text:p>
          </table:table-cell>
          <table:table-cell table:number-columns-repeated="3"/>
        </table:table-row>
        <table:table-row table:style-name="ro1">
          <table:table-cell office:value-type="float" office:value="0.8989899">
            <text:p>0,8989899</text:p>
          </table:table-cell>
          <table:table-cell office:value-type="float" office:value="1.265655">
            <text:p>1,265655</text:p>
          </table:table-cell>
          <table:table-cell office:value-type="float" office:value="0.08145948">
            <text:p>0,08145948</text:p>
          </table:table-cell>
          <table:table-cell office:value-type="float" office:value="1.417559">
            <text:p>1,417559</text:p>
          </table:table-cell>
          <table:table-cell office:value-type="float" office:value="0.1030996">
            <text:p>0,1030996</text:p>
          </table:table-cell>
          <table:table-cell table:number-columns-repeated="3"/>
        </table:table-row>
        <table:table-row table:style-name="ro1">
          <table:table-cell office:value-type="float" office:value="0.9090909">
            <text:p>0,9090909</text:p>
          </table:table-cell>
          <table:table-cell office:value-type="float" office:value="1.265505">
            <text:p>1,265505</text:p>
          </table:table-cell>
          <table:table-cell office:value-type="float" office:value="0.08090476">
            <text:p>0,08090476</text:p>
          </table:table-cell>
          <table:table-cell office:value-type="float" office:value="1.417622">
            <text:p>1,417622</text:p>
          </table:table-cell>
          <table:table-cell office:value-type="float" office:value="0.1023854">
            <text:p>0,1023854</text:p>
          </table:table-cell>
          <table:table-cell table:number-columns-repeated="3"/>
        </table:table-row>
        <table:table-row table:style-name="ro1">
          <table:table-cell office:value-type="float" office:value="0.9191919">
            <text:p>0,9191919</text:p>
          </table:table-cell>
          <table:table-cell office:value-type="float" office:value="1.265321">
            <text:p>1,265321</text:p>
          </table:table-cell>
          <table:table-cell office:value-type="float" office:value="0.08035876">
            <text:p>0,08035876</text:p>
          </table:table-cell>
          <table:table-cell office:value-type="float" office:value="1.417718">
            <text:p>1,417718</text:p>
          </table:table-cell>
          <table:table-cell office:value-type="float" office:value="0.1016796">
            <text:p>0,1016796</text:p>
          </table:table-cell>
          <table:table-cell table:number-columns-repeated="3"/>
        </table:table-row>
        <table:table-row table:style-name="ro1">
          <table:table-cell office:value-type="float" office:value="0.9292929">
            <text:p>0,9292929</text:p>
          </table:table-cell>
          <table:table-cell office:value-type="float" office:value="1.265101">
            <text:p>1,265101</text:p>
          </table:table-cell>
          <table:table-cell office:value-type="float" office:value="0.07982217">
            <text:p>0,07982217</text:p>
          </table:table-cell>
          <table:table-cell office:value-type="float" office:value="1.417848">
            <text:p>1,417848</text:p>
          </table:table-cell>
          <table:table-cell office:value-type="float" office:value="0.1009831">
            <text:p>0,1009831</text:p>
          </table:table-cell>
          <table:table-cell table:number-columns-repeated="3"/>
        </table:table-row>
        <table:table-row table:style-name="ro1">
          <table:table-cell office:value-type="float" office:value="0.9393939">
            <text:p>0,9393939</text:p>
          </table:table-cell>
          <table:table-cell office:value-type="float" office:value="1.264844">
            <text:p>1,264844</text:p>
          </table:table-cell>
          <table:table-cell office:value-type="float" office:value="0.07929549">
            <text:p>0,07929549</text:p>
          </table:table-cell>
          <table:table-cell office:value-type="float" office:value="1.418017">
            <text:p>1,418017</text:p>
          </table:table-cell>
          <table:table-cell office:value-type="float" office:value="0.1002964">
            <text:p>0,1002964</text:p>
          </table:table-cell>
          <table:table-cell table:number-columns-repeated="3"/>
        </table:table-row>
        <table:table-row table:style-name="ro1">
          <table:table-cell office:value-type="float" office:value="0.949495">
            <text:p>0,949495</text:p>
          </table:table-cell>
          <table:table-cell office:value-type="float" office:value="1.264543">
            <text:p>1,264543</text:p>
          </table:table-cell>
          <table:table-cell office:value-type="float" office:value="0.07877953">
            <text:p>0,07877953</text:p>
          </table:table-cell>
          <table:table-cell office:value-type="float" office:value="1.418228">
            <text:p>1,418228</text:p>
          </table:table-cell>
          <table:table-cell office:value-type="float" office:value="0.09962011">
            <text:p>0,09962011</text:p>
          </table:table-cell>
          <table:table-cell table:number-columns-repeated="3"/>
        </table:table-row>
        <table:table-row table:style-name="ro1">
          <table:table-cell office:value-type="float" office:value="0.959596">
            <text:p>0,959596</text:p>
          </table:table-cell>
          <table:table-cell office:value-type="float" office:value="1.264195">
            <text:p>1,264195</text:p>
          </table:table-cell>
          <table:table-cell office:value-type="float" office:value="0.07827467">
            <text:p>0,07827467</text:p>
          </table:table-cell>
          <table:table-cell office:value-type="float" office:value="1.418488">
            <text:p>1,418488</text:p>
          </table:table-cell>
          <table:table-cell office:value-type="float" office:value="0.09895448">
            <text:p>0,09895448</text:p>
          </table:table-cell>
          <table:table-cell table:number-columns-repeated="3"/>
        </table:table-row>
        <table:table-row table:style-name="ro1">
          <table:table-cell office:value-type="float" office:value="0.969697">
            <text:p>0,969697</text:p>
          </table:table-cell>
          <table:table-cell office:value-type="float" office:value="1.263796">
            <text:p>1,263796</text:p>
          </table:table-cell>
          <table:table-cell office:value-type="float" office:value="0.07778139">
            <text:p>0,07778139</text:p>
          </table:table-cell>
          <table:table-cell office:value-type="float" office:value="1.418801">
            <text:p>1,418801</text:p>
          </table:table-cell>
          <table:table-cell office:value-type="float" office:value="0.0982998">
            <text:p>0,0982998</text:p>
          </table:table-cell>
          <table:table-cell table:number-columns-repeated="3"/>
        </table:table-row>
        <table:table-row table:style-name="ro1">
          <table:table-cell office:value-type="float" office:value="0.979798">
            <text:p>0,979798</text:p>
          </table:table-cell>
          <table:table-cell office:value-type="float" office:value="1.263337">
            <text:p>1,263337</text:p>
          </table:table-cell>
          <table:table-cell office:value-type="float" office:value="0.07730025">
            <text:p>0,07730025</text:p>
          </table:table-cell>
          <table:table-cell office:value-type="float" office:value="1.419176">
            <text:p>1,419176</text:p>
          </table:table-cell>
          <table:table-cell office:value-type="float" office:value="0.09765626">
            <text:p>0,09765626</text:p>
          </table:table-cell>
          <table:table-cell table:number-columns-repeated="3"/>
        </table:table-row>
        <table:table-row table:style-name="ro1">
          <table:table-cell office:value-type="float" office:value="0.989899">
            <text:p>0,989899</text:p>
          </table:table-cell>
          <table:table-cell office:value-type="float" office:value="1.262811">
            <text:p>1,262811</text:p>
          </table:table-cell>
          <table:table-cell office:value-type="float" office:value="0.07683177">
            <text:p>0,07683177</text:p>
          </table:table-cell>
          <table:table-cell office:value-type="float" office:value="1.419623">
            <text:p>1,419623</text:p>
          </table:table-cell>
          <table:table-cell office:value-type="float" office:value="0.097024">
            <text:p>0,0970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62209">
            <text:p>1,262209</text:p>
          </table:table-cell>
          <table:table-cell office:value-type="float" office:value="0.07637645">
            <text:p>0,07637645</text:p>
          </table:table-cell>
          <table:table-cell office:value-type="float" office:value="1.420151">
            <text:p>1,420151</text:p>
          </table:table-cell>
          <table:table-cell office:value-type="float" office:value="0.09640302">
            <text:p>0,096403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25248">
            <text:p>1,325248</text:p>
          </table:table-cell>
          <table:table-cell office:value-type="float" office:value="0.1014702">
            <text:p>0,1014702</text:p>
          </table:table-cell>
          <table:table-cell office:value-type="float" office:value="1.364731">
            <text:p>1,364731</text:p>
          </table:table-cell>
          <table:table-cell office:value-type="float" office:value="0.1344732">
            <text:p>0,1344732</text:p>
          </table:table-cell>
          <table:table-cell table:number-columns-repeated="3"/>
        </table:table-row>
        <table:table-row table:style-name="ro1">
          <table:table-cell office:value-type="float" office:value="0.02564103">
            <text:p>0,02564103</text:p>
          </table:table-cell>
          <table:table-cell office:value-type="float" office:value="1.330655">
            <text:p>1,330655</text:p>
          </table:table-cell>
          <table:table-cell office:value-type="float" office:value="0.1010252">
            <text:p>0,1010252</text:p>
          </table:table-cell>
          <table:table-cell office:value-type="float" office:value="1.359251">
            <text:p>1,359251</text:p>
          </table:table-cell>
          <table:table-cell office:value-type="float" office:value="0.1344296">
            <text:p>0,1344296</text:p>
          </table:table-cell>
          <table:table-cell table:number-columns-repeated="3"/>
        </table:table-row>
        <table:table-row table:style-name="ro1">
          <table:table-cell office:value-type="float" office:value="0.05128205">
            <text:p>0,05128205</text:p>
          </table:table-cell>
          <table:table-cell office:value-type="float" office:value="1.335323">
            <text:p>1,335323</text:p>
          </table:table-cell>
          <table:table-cell office:value-type="float" office:value="0.1006439">
            <text:p>0,1006439</text:p>
          </table:table-cell>
          <table:table-cell office:value-type="float" office:value="1.354555">
            <text:p>1,354555</text:p>
          </table:table-cell>
          <table:table-cell office:value-type="float" office:value="0.1343921">
            <text:p>0,1343921</text:p>
          </table:table-cell>
          <table:table-cell table:number-columns-repeated="3"/>
        </table:table-row>
        <table:table-row table:style-name="ro1">
          <table:table-cell office:value-type="float" office:value="0.07692308">
            <text:p>0,07692308</text:p>
          </table:table-cell>
          <table:table-cell office:value-type="float" office:value="1.339372">
            <text:p>1,339372</text:p>
          </table:table-cell>
          <table:table-cell office:value-type="float" office:value="0.1003155">
            <text:p>0,1003155</text:p>
          </table:table-cell>
          <table:table-cell office:value-type="float" office:value="1.350506">
            <text:p>1,350506</text:p>
          </table:table-cell>
          <table:table-cell office:value-type="float" office:value="0.1343598">
            <text:p>0,1343598</text:p>
          </table:table-cell>
          <table:table-cell table:number-columns-repeated="3"/>
        </table:table-row>
        <table:table-row table:style-name="ro1">
          <table:table-cell office:value-type="float" office:value="0.1025641">
            <text:p>0,1025641</text:p>
          </table:table-cell>
          <table:table-cell office:value-type="float" office:value="1.342903">
            <text:p>1,342903</text:p>
          </table:table-cell>
          <table:table-cell office:value-type="float" office:value="0.1000307">
            <text:p>0,1000307</text:p>
          </table:table-cell>
          <table:table-cell office:value-type="float" office:value="1.346996">
            <text:p>1,346996</text:p>
          </table:table-cell>
          <table:table-cell office:value-type="float" office:value="0.1343315">
            <text:p>0,1343315</text:p>
          </table:table-cell>
          <table:table-cell table:number-columns-repeated="3"/>
        </table:table-row>
        <table:table-row table:style-name="ro1">
          <table:table-cell office:value-type="float" office:value="0.1282051">
            <text:p>0,1282051</text:p>
          </table:table-cell>
          <table:table-cell office:value-type="float" office:value="1.345997">
            <text:p>1,345997</text:p>
          </table:table-cell>
          <table:table-cell office:value-type="float" office:value="0.09978241">
            <text:p>0,09978241</text:p>
          </table:table-cell>
          <table:table-cell office:value-type="float" office:value="1.343935">
            <text:p>1,343935</text:p>
          </table:table-cell>
          <table:table-cell office:value-type="float" office:value="0.1343068">
            <text:p>0,1343068</text:p>
          </table:table-cell>
          <table:table-cell table:number-columns-repeated="3"/>
        </table:table-row>
        <table:table-row table:style-name="ro1">
          <table:table-cell office:value-type="float" office:value="0.1538462">
            <text:p>0,1538462</text:p>
          </table:table-cell>
          <table:table-cell office:value-type="float" office:value="1.348721">
            <text:p>1,348721</text:p>
          </table:table-cell>
          <table:table-cell office:value-type="float" office:value="0.09956458">
            <text:p>0,09956458</text:p>
          </table:table-cell>
          <table:table-cell office:value-type="float" office:value="1.341251">
            <text:p>1,341251</text:p>
          </table:table-cell>
          <table:table-cell office:value-type="float" office:value="0.1342848">
            <text:p>0,1342848</text:p>
          </table:table-cell>
          <table:table-cell table:number-columns-repeated="3"/>
        </table:table-row>
        <table:table-row table:style-name="ro1">
          <table:table-cell office:value-type="float" office:value="0.1794872">
            <text:p>0,1794872</text:p>
          </table:table-cell>
          <table:table-cell office:value-type="float" office:value="1.351129">
            <text:p>1,351129</text:p>
          </table:table-cell>
          <table:table-cell office:value-type="float" office:value="0.09937268">
            <text:p>0,09937268</text:p>
          </table:table-cell>
          <table:table-cell office:value-type="float" office:value="1.338887">
            <text:p>1,338887</text:p>
          </table:table-cell>
          <table:table-cell office:value-type="float" office:value="0.1342653">
            <text:p>0,1342653</text:p>
          </table:table-cell>
          <table:table-cell table:number-columns-repeated="3"/>
        </table:table-row>
        <table:table-row table:style-name="ro1">
          <table:table-cell office:value-type="float" office:value="0.2051282">
            <text:p>0,2051282</text:p>
          </table:table-cell>
          <table:table-cell office:value-type="float" office:value="1.353267">
            <text:p>1,353267</text:p>
          </table:table-cell>
          <table:table-cell office:value-type="float" office:value="0.09920267">
            <text:p>0,09920267</text:p>
          </table:table-cell>
          <table:table-cell office:value-type="float" office:value="1.336796">
            <text:p>1,336796</text:p>
          </table:table-cell>
          <table:table-cell office:value-type="float" office:value="0.1342477">
            <text:p>0,1342477</text:p>
          </table:table-cell>
          <table:table-cell table:number-columns-repeated="3"/>
        </table:table-row>
        <table:table-row table:style-name="ro1">
          <table:table-cell office:value-type="float" office:value="0.2307692">
            <text:p>0,2307692</text:p>
          </table:table-cell>
          <table:table-cell office:value-type="float" office:value="1.35517">
            <text:p>1,35517</text:p>
          </table:table-cell>
          <table:table-cell office:value-type="float" office:value="0.09905161">
            <text:p>0,09905161</text:p>
          </table:table-cell>
          <table:table-cell office:value-type="float" office:value="1.33494">
            <text:p>1,33494</text:p>
          </table:table-cell>
          <table:table-cell office:value-type="float" office:value="0.1342317">
            <text:p>0,1342317</text:p>
          </table:table-cell>
          <table:table-cell table:number-columns-repeated="3"/>
        </table:table-row>
        <table:table-row table:style-name="ro1">
          <table:table-cell office:value-type="float" office:value="0.2564103">
            <text:p>0,2564103</text:p>
          </table:table-cell>
          <table:table-cell office:value-type="float" office:value="1.356868">
            <text:p>1,356868</text:p>
          </table:table-cell>
          <table:table-cell office:value-type="float" office:value="0.09891684">
            <text:p>0,09891684</text:p>
          </table:table-cell>
          <table:table-cell office:value-type="float" office:value="1.333287">
            <text:p>1,333287</text:p>
          </table:table-cell>
          <table:table-cell office:value-type="float" office:value="0.1342171">
            <text:p>0,1342171</text:p>
          </table:table-cell>
          <table:table-cell table:number-columns-repeated="3"/>
        </table:table-row>
        <table:table-row table:style-name="ro1">
          <table:table-cell office:value-type="float" office:value="0.2820513">
            <text:p>0,2820513</text:p>
          </table:table-cell>
          <table:table-cell office:value-type="float" office:value="1.358387">
            <text:p>1,358387</text:p>
          </table:table-cell>
          <table:table-cell office:value-type="float" office:value="0.09879623">
            <text:p>0,09879623</text:p>
          </table:table-cell>
          <table:table-cell office:value-type="float" office:value="1.331812">
            <text:p>1,331812</text:p>
          </table:table-cell>
          <table:table-cell office:value-type="float" office:value="0.1342036">
            <text:p>0,1342036</text:p>
          </table:table-cell>
          <table:table-cell table:number-columns-repeated="3"/>
        </table:table-row>
        <table:table-row table:style-name="ro1">
          <table:table-cell office:value-type="float" office:value="0.3076923">
            <text:p>0,3076923</text:p>
          </table:table-cell>
          <table:table-cell office:value-type="float" office:value="1.359747">
            <text:p>1,359747</text:p>
          </table:table-cell>
          <table:table-cell office:value-type="float" office:value="0.09868809">
            <text:p>0,09868809</text:p>
          </table:table-cell>
          <table:table-cell office:value-type="float" office:value="1.330495">
            <text:p>1,330495</text:p>
          </table:table-cell>
          <table:table-cell office:value-type="float" office:value="0.1341909">
            <text:p>0,1341909</text:p>
          </table:table-cell>
          <table:table-cell table:number-columns-repeated="3"/>
        </table:table-row>
        <table:table-row table:style-name="ro1">
          <table:table-cell office:value-type="float" office:value="0.3333333">
            <text:p>0,3333333</text:p>
          </table:table-cell>
          <table:table-cell office:value-type="float" office:value="1.360964">
            <text:p>1,360964</text:p>
          </table:table-cell>
          <table:table-cell office:value-type="float" office:value="0.0985912">
            <text:p>0,0985912</text:p>
          </table:table-cell>
          <table:table-cell office:value-type="float" office:value="1.329318">
            <text:p>1,329318</text:p>
          </table:table-cell>
          <table:table-cell office:value-type="float" office:value="0.1341791">
            <text:p>0,1341791</text:p>
          </table:table-cell>
          <table:table-cell table:number-columns-repeated="3"/>
        </table:table-row>
        <table:table-row table:style-name="ro1">
          <table:table-cell office:value-type="float" office:value="0.3589744">
            <text:p>0,3589744</text:p>
          </table:table-cell>
          <table:table-cell office:value-type="float" office:value="1.362051">
            <text:p>1,362051</text:p>
          </table:table-cell>
          <table:table-cell office:value-type="float" office:value="0.09850432">
            <text:p>0,09850432</text:p>
          </table:table-cell>
          <table:table-cell office:value-type="float" office:value="1.328269">
            <text:p>1,328269</text:p>
          </table:table-cell>
          <table:table-cell office:value-type="float" office:value="0.1341679">
            <text:p>0,1341679</text:p>
          </table:table-cell>
          <table:table-cell table:number-columns-repeated="3"/>
        </table:table-row>
        <table:table-row table:style-name="ro1">
          <table:table-cell office:value-type="float" office:value="0.3846154">
            <text:p>0,3846154</text:p>
          </table:table-cell>
          <table:table-cell office:value-type="float" office:value="1.36302">
            <text:p>1,36302</text:p>
          </table:table-cell>
          <table:table-cell office:value-type="float" office:value="0.09842636">
            <text:p>0,09842636</text:p>
          </table:table-cell>
          <table:table-cell office:value-type="float" office:value="1.327335">
            <text:p>1,327335</text:p>
          </table:table-cell>
          <table:table-cell office:value-type="float" office:value="0.1341571">
            <text:p>0,1341571</text:p>
          </table:table-cell>
          <table:table-cell table:number-columns-repeated="3"/>
        </table:table-row>
        <table:table-row table:style-name="ro1">
          <table:table-cell office:value-type="float" office:value="0.4102564">
            <text:p>0,4102564</text:p>
          </table:table-cell>
          <table:table-cell office:value-type="float" office:value="1.363878">
            <text:p>1,363878</text:p>
          </table:table-cell>
          <table:table-cell office:value-type="float" office:value="0.09835685">
            <text:p>0,09835685</text:p>
          </table:table-cell>
          <table:table-cell office:value-type="float" office:value="1.326509">
            <text:p>1,326509</text:p>
          </table:table-cell>
          <table:table-cell office:value-type="float" office:value="0.1341468">
            <text:p>0,1341468</text:p>
          </table:table-cell>
          <table:table-cell table:number-columns-repeated="3"/>
        </table:table-row>
        <table:table-row table:style-name="ro1">
          <table:table-cell office:value-type="float" office:value="0.4358974">
            <text:p>0,4358974</text:p>
          </table:table-cell>
          <table:table-cell office:value-type="float" office:value="1.364633">
            <text:p>1,364633</text:p>
          </table:table-cell>
          <table:table-cell office:value-type="float" office:value="0.09829496">
            <text:p>0,09829496</text:p>
          </table:table-cell>
          <table:table-cell office:value-type="float" office:value="1.325783">
            <text:p>1,325783</text:p>
          </table:table-cell>
          <table:table-cell office:value-type="float" office:value="0.1341365">
            <text:p>0,1341365</text:p>
          </table:table-cell>
          <table:table-cell table:number-columns-repeated="3"/>
        </table:table-row>
        <table:table-row table:style-name="ro1">
          <table:table-cell office:value-type="float" office:value="0.4615385">
            <text:p>0,4615385</text:p>
          </table:table-cell>
          <table:table-cell office:value-type="float" office:value="1.365289">
            <text:p>1,365289</text:p>
          </table:table-cell>
          <table:table-cell office:value-type="float" office:value="0.09824068">
            <text:p>0,09824068</text:p>
          </table:table-cell>
          <table:table-cell office:value-type="float" office:value="1.325153">
            <text:p>1,325153</text:p>
          </table:table-cell>
          <table:table-cell office:value-type="float" office:value="0.1341269">
            <text:p>0,1341269</text:p>
          </table:table-cell>
          <table:table-cell table:number-columns-repeated="3"/>
        </table:table-row>
        <table:table-row table:style-name="ro1">
          <table:table-cell office:value-type="float" office:value="0.4871795">
            <text:p>0,4871795</text:p>
          </table:table-cell>
          <table:table-cell office:value-type="float" office:value="1.365851">
            <text:p>1,365851</text:p>
          </table:table-cell>
          <table:table-cell office:value-type="float" office:value="0.09819317">
            <text:p>0,09819317</text:p>
          </table:table-cell>
          <table:table-cell office:value-type="float" office:value="1.324615">
            <text:p>1,324615</text:p>
          </table:table-cell>
          <table:table-cell office:value-type="float" office:value="0.1341172">
            <text:p>0,1341172</text:p>
          </table:table-cell>
          <table:table-cell/>
          <table:table-cell>
            <draw:frame table:end-cell-address="Лист1.N141" table:end-x="1.102cm" table:end-y="0.306cm" draw:z-index="0" draw:style-name="gr1" draw:text-style-name="P1" svg:width="15.999cm" svg:height="8.999cm" svg:x="0.91cm" svg:y="0.339cm">
              <draw:object draw:notify-on-update-of-ranges="Лист1.A102:Лист1.A141 Лист1.D102:Лист1.D1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128205">
            <text:p>0,5128205</text:p>
          </table:table-cell>
          <table:table-cell office:value-type="float" office:value="1.36632">
            <text:p>1,36632</text:p>
          </table:table-cell>
          <table:table-cell office:value-type="float" office:value="0.0981523">
            <text:p>0,0981523</text:p>
          </table:table-cell>
          <table:table-cell office:value-type="float" office:value="1.324165">
            <text:p>1,324165</text:p>
          </table:table-cell>
          <table:table-cell office:value-type="float" office:value="0.1341075">
            <text:p>0,1341075</text:p>
          </table:table-cell>
          <table:table-cell table:number-columns-repeated="3"/>
        </table:table-row>
        <table:table-row table:style-name="ro1">
          <table:table-cell office:value-type="float" office:value="0.5384616">
            <text:p>0,5384616</text:p>
          </table:table-cell>
          <table:table-cell office:value-type="float" office:value="1.366697">
            <text:p>1,366697</text:p>
          </table:table-cell>
          <table:table-cell office:value-type="float" office:value="0.09811822">
            <text:p>0,09811822</text:p>
          </table:table-cell>
          <table:table-cell office:value-type="float" office:value="1.323804">
            <text:p>1,323804</text:p>
          </table:table-cell>
          <table:table-cell office:value-type="float" office:value="0.1340979">
            <text:p>0,1340979</text:p>
          </table:table-cell>
          <table:table-cell table:number-columns-repeated="3"/>
        </table:table-row>
        <table:table-row table:style-name="ro1">
          <table:table-cell office:value-type="float" office:value="0.5641026">
            <text:p>0,5641026</text:p>
          </table:table-cell>
          <table:table-cell office:value-type="float" office:value="1.366982">
            <text:p>1,366982</text:p>
          </table:table-cell>
          <table:table-cell office:value-type="float" office:value="0.09809072">
            <text:p>0,09809072</text:p>
          </table:table-cell>
          <table:table-cell office:value-type="float" office:value="1.323532">
            <text:p>1,323532</text:p>
          </table:table-cell>
          <table:table-cell office:value-type="float" office:value="0.1340882">
            <text:p>0,1340882</text:p>
          </table:table-cell>
          <table:table-cell table:number-columns-repeated="3"/>
        </table:table-row>
        <table:table-row table:style-name="ro1">
          <table:table-cell office:value-type="float" office:value="0.5897436">
            <text:p>0,5897436</text:p>
          </table:table-cell>
          <table:table-cell office:value-type="float" office:value="1.367173">
            <text:p>1,367173</text:p>
          </table:table-cell>
          <table:table-cell office:value-type="float" office:value="0.09806989">
            <text:p>0,09806989</text:p>
          </table:table-cell>
          <table:table-cell office:value-type="float" office:value="1.32335">
            <text:p>1,32335</text:p>
          </table:table-cell>
          <table:table-cell office:value-type="float" office:value="0.1340785">
            <text:p>0,1340785</text:p>
          </table:table-cell>
          <table:table-cell table:number-columns-repeated="3"/>
        </table:table-row>
        <table:table-row table:style-name="ro1">
          <table:table-cell office:value-type="float" office:value="0.6153846">
            <text:p>0,6153846</text:p>
          </table:table-cell>
          <table:table-cell office:value-type="float" office:value="1.367267">
            <text:p>1,367267</text:p>
          </table:table-cell>
          <table:table-cell office:value-type="float" office:value="0.0980557">
            <text:p>0,0980557</text:p>
          </table:table-cell>
          <table:table-cell office:value-type="float" office:value="1.32326">
            <text:p>1,32326</text:p>
          </table:table-cell>
          <table:table-cell office:value-type="float" office:value="0.1340683">
            <text:p>0,1340683</text:p>
          </table:table-cell>
          <table:table-cell table:number-columns-repeated="3"/>
        </table:table-row>
        <table:table-row table:style-name="ro1">
          <table:table-cell office:value-type="float" office:value="0.6410257">
            <text:p>0,6410257</text:p>
          </table:table-cell>
          <table:table-cell office:value-type="float" office:value="1.367261">
            <text:p>1,367261</text:p>
          </table:table-cell>
          <table:table-cell office:value-type="float" office:value="0.09804871">
            <text:p>0,09804871</text:p>
          </table:table-cell>
          <table:table-cell office:value-type="float" office:value="1.323267">
            <text:p>1,323267</text:p>
          </table:table-cell>
          <table:table-cell office:value-type="float" office:value="0.1340581">
            <text:p>0,1340581</text:p>
          </table:table-cell>
          <table:table-cell table:number-columns-repeated="3"/>
        </table:table-row>
        <table:table-row table:style-name="ro1">
          <table:table-cell office:value-type="float" office:value="0.6666667">
            <text:p>0,6666667</text:p>
          </table:table-cell>
          <table:table-cell office:value-type="float" office:value="1.367146">
            <text:p>1,367146</text:p>
          </table:table-cell>
          <table:table-cell office:value-type="float" office:value="0.0980491">
            <text:p>0,0980491</text:p>
          </table:table-cell>
          <table:table-cell office:value-type="float" office:value="1.323378">
            <text:p>1,323378</text:p>
          </table:table-cell>
          <table:table-cell office:value-type="float" office:value="0.1340474">
            <text:p>0,1340474</text:p>
          </table:table-cell>
          <table:table-cell table:number-columns-repeated="3"/>
        </table:table-row>
        <table:table-row table:style-name="ro1">
          <table:table-cell office:value-type="float" office:value="0.6923077">
            <text:p>0,6923077</text:p>
          </table:table-cell>
          <table:table-cell office:value-type="float" office:value="1.366917">
            <text:p>1,366917</text:p>
          </table:table-cell>
          <table:table-cell office:value-type="float" office:value="0.09805753">
            <text:p>0,09805753</text:p>
          </table:table-cell>
          <table:table-cell office:value-type="float" office:value="1.323599">
            <text:p>1,323599</text:p>
          </table:table-cell>
          <table:table-cell office:value-type="float" office:value="0.1340365">
            <text:p>0,1340365</text:p>
          </table:table-cell>
          <table:table-cell table:number-columns-repeated="3"/>
        </table:table-row>
        <table:table-row table:style-name="ro1">
          <table:table-cell office:value-type="float" office:value="0.7179487">
            <text:p>0,7179487</text:p>
          </table:table-cell>
          <table:table-cell office:value-type="float" office:value="1.366562">
            <text:p>1,366562</text:p>
          </table:table-cell>
          <table:table-cell office:value-type="float" office:value="0.09807444">
            <text:p>0,09807444</text:p>
          </table:table-cell>
          <table:table-cell office:value-type="float" office:value="1.32394">
            <text:p>1,32394</text:p>
          </table:table-cell>
          <table:table-cell office:value-type="float" office:value="0.1340248">
            <text:p>0,1340248</text:p>
          </table:table-cell>
          <table:table-cell table:number-columns-repeated="3"/>
        </table:table-row>
        <table:table-row table:style-name="ro1">
          <table:table-cell office:value-type="float" office:value="0.7435898">
            <text:p>0,7435898</text:p>
          </table:table-cell>
          <table:table-cell office:value-type="float" office:value="1.366069">
            <text:p>1,366069</text:p>
          </table:table-cell>
          <table:table-cell office:value-type="float" office:value="0.0981007">
            <text:p>0,0981007</text:p>
          </table:table-cell>
          <table:table-cell office:value-type="float" office:value="1.324414">
            <text:p>1,324414</text:p>
          </table:table-cell>
          <table:table-cell office:value-type="float" office:value="0.1340123">
            <text:p>0,1340123</text:p>
          </table:table-cell>
          <table:table-cell table:number-columns-repeated="3"/>
        </table:table-row>
        <table:table-row table:style-name="ro1">
          <table:table-cell office:value-type="float" office:value="0.7692308">
            <text:p>0,7692308</text:p>
          </table:table-cell>
          <table:table-cell office:value-type="float" office:value="1.365423">
            <text:p>1,365423</text:p>
          </table:table-cell>
          <table:table-cell office:value-type="float" office:value="0.09813733">
            <text:p>0,09813733</text:p>
          </table:table-cell>
          <table:table-cell office:value-type="float" office:value="1.325036">
            <text:p>1,325036</text:p>
          </table:table-cell>
          <table:table-cell office:value-type="float" office:value="0.1339989">
            <text:p>0,1339989</text:p>
          </table:table-cell>
          <table:table-cell table:number-columns-repeated="3"/>
        </table:table-row>
        <table:table-row table:style-name="ro1">
          <table:table-cell office:value-type="float" office:value="0.7948718">
            <text:p>0,7948718</text:p>
          </table:table-cell>
          <table:table-cell office:value-type="float" office:value="1.364603">
            <text:p>1,364603</text:p>
          </table:table-cell>
          <table:table-cell office:value-type="float" office:value="0.09818561">
            <text:p>0,09818561</text:p>
          </table:table-cell>
          <table:table-cell office:value-type="float" office:value="1.325826">
            <text:p>1,325826</text:p>
          </table:table-cell>
          <table:table-cell office:value-type="float" office:value="0.1339844">
            <text:p>0,1339844</text:p>
          </table:table-cell>
          <table:table-cell table:number-columns-repeated="3"/>
        </table:table-row>
        <table:table-row table:style-name="ro1">
          <table:table-cell office:value-type="float" office:value="0.8205128">
            <text:p>0,8205128</text:p>
          </table:table-cell>
          <table:table-cell office:value-type="float" office:value="1.363585">
            <text:p>1,363585</text:p>
          </table:table-cell>
          <table:table-cell office:value-type="float" office:value="0.0982471">
            <text:p>0,0982471</text:p>
          </table:table-cell>
          <table:table-cell office:value-type="float" office:value="1.326807">
            <text:p>1,326807</text:p>
          </table:table-cell>
          <table:table-cell office:value-type="float" office:value="0.1339683">
            <text:p>0,1339683</text:p>
          </table:table-cell>
          <table:table-cell table:number-columns-repeated="3"/>
        </table:table-row>
        <table:table-row table:style-name="ro1">
          <table:table-cell office:value-type="float" office:value="0.8461539">
            <text:p>0,8461539</text:p>
          </table:table-cell>
          <table:table-cell office:value-type="float" office:value="1.362342">
            <text:p>1,362342</text:p>
          </table:table-cell>
          <table:table-cell office:value-type="float" office:value="0.09832396">
            <text:p>0,09832396</text:p>
          </table:table-cell>
          <table:table-cell office:value-type="float" office:value="1.328008">
            <text:p>1,328008</text:p>
          </table:table-cell>
          <table:table-cell office:value-type="float" office:value="0.1339508">
            <text:p>0,1339508</text:p>
          </table:table-cell>
          <table:table-cell table:number-columns-repeated="3"/>
        </table:table-row>
        <table:table-row table:style-name="ro1">
          <table:table-cell office:value-type="float" office:value="0.8717949">
            <text:p>0,8717949</text:p>
          </table:table-cell>
          <table:table-cell office:value-type="float" office:value="1.360837">
            <text:p>1,360837</text:p>
          </table:table-cell>
          <table:table-cell office:value-type="float" office:value="0.09841837">
            <text:p>0,09841837</text:p>
          </table:table-cell>
          <table:table-cell office:value-type="float" office:value="1.329464">
            <text:p>1,329464</text:p>
          </table:table-cell>
          <table:table-cell office:value-type="float" office:value="0.1339313">
            <text:p>0,1339313</text:p>
          </table:table-cell>
          <table:table-cell table:number-columns-repeated="3"/>
        </table:table-row>
        <table:table-row table:style-name="ro1">
          <table:table-cell office:value-type="float" office:value="0.8974359">
            <text:p>0,8974359</text:p>
          </table:table-cell>
          <table:table-cell office:value-type="float" office:value="1.359024">
            <text:p>1,359024</text:p>
          </table:table-cell>
          <table:table-cell office:value-type="float" office:value="0.09853342">
            <text:p>0,09853342</text:p>
          </table:table-cell>
          <table:table-cell office:value-type="float" office:value="1.331221">
            <text:p>1,331221</text:p>
          </table:table-cell>
          <table:table-cell office:value-type="float" office:value="0.1339093">
            <text:p>0,1339093</text:p>
          </table:table-cell>
          <table:table-cell table:number-columns-repeated="3"/>
        </table:table-row>
        <table:table-row table:style-name="ro1">
          <table:table-cell office:value-type="float" office:value="0.9230769">
            <text:p>0,9230769</text:p>
          </table:table-cell>
          <table:table-cell office:value-type="float" office:value="1.356852">
            <text:p>1,356852</text:p>
          </table:table-cell>
          <table:table-cell office:value-type="float" office:value="0.09867261">
            <text:p>0,09867261</text:p>
          </table:table-cell>
          <table:table-cell office:value-type="float" office:value="1.333333">
            <text:p>1,333333</text:p>
          </table:table-cell>
          <table:table-cell office:value-type="float" office:value="0.1338842">
            <text:p>0,1338842</text:p>
          </table:table-cell>
          <table:table-cell table:number-columns-repeated="3"/>
        </table:table-row>
        <table:table-row table:style-name="ro1">
          <table:table-cell office:value-type="float" office:value="0.948718">
            <text:p>0,948718</text:p>
          </table:table-cell>
          <table:table-cell office:value-type="float" office:value="1.354254">
            <text:p>1,354254</text:p>
          </table:table-cell>
          <table:table-cell office:value-type="float" office:value="0.09884078">
            <text:p>0,09884078</text:p>
          </table:table-cell>
          <table:table-cell office:value-type="float" office:value="1.335868">
            <text:p>1,335868</text:p>
          </table:table-cell>
          <table:table-cell office:value-type="float" office:value="0.1338555">
            <text:p>0,1338555</text:p>
          </table:table-cell>
          <table:table-cell table:number-columns-repeated="3"/>
        </table:table-row>
        <table:table-row table:style-name="ro1">
          <table:table-cell office:value-type="float" office:value="0.974359">
            <text:p>0,974359</text:p>
          </table:table-cell>
          <table:table-cell office:value-type="float" office:value="1.35115">
            <text:p>1,35115</text:p>
          </table:table-cell>
          <table:table-cell office:value-type="float" office:value="0.09904339">
            <text:p>0,09904339</text:p>
          </table:table-cell>
          <table:table-cell office:value-type="float" office:value="1.338909">
            <text:p>1,338909</text:p>
          </table:table-cell>
          <table:table-cell office:value-type="float" office:value="0.1338225">
            <text:p>0,13382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47443">
            <text:p>1,347443</text:p>
          </table:table-cell>
          <table:table-cell office:value-type="float" office:value="0.09928754">
            <text:p>0,09928754</text:p>
          </table:table-cell>
          <table:table-cell office:value-type="float" office:value="1.342559">
            <text:p>1,342559</text:p>
          </table:table-cell>
          <table:table-cell office:value-type="float" office:value="0.1337843">
            <text:p>0,133784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0=0,7146946</text:p>
          </table:table-cell>
          <table:table-cell office:value-type="string">
            <text:p>m1=0,700653</text:p>
          </table:table-cell>
          <table:table-cell office:value-type="string">
            <text:p>m2=1,03881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m0=0,6339614</text:p>
          </table:table-cell>
          <table:table-cell office:value-type="string">
            <text:p>m1=-0,5683489</text:p>
          </table:table-cell>
          <table:table-cell office:value-type="string">
            <text:p>m2=0,7866555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25424">
            <text:p>1,325424</text:p>
          </table:table-cell>
          <table:table-cell office:value-type="float" office:value="0.1013988">
            <text:p>0,1013988</text:p>
          </table:table-cell>
          <table:table-cell office:value-type="float" office:value="1.364594">
            <text:p>1,364594</text:p>
          </table:table-cell>
          <table:table-cell office:value-type="float" office:value="0.1343964">
            <text:p>0,1343964</text:p>
          </table:table-cell>
          <table:table-cell table:number-columns-repeated="3"/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1.329765">
            <text:p>1,329765</text:p>
          </table:table-cell>
          <table:table-cell office:value-type="float" office:value="0.101047">
            <text:p>0,101047</text:p>
          </table:table-cell>
          <table:table-cell office:value-type="float" office:value="1.360187">
            <text:p>1,360187</text:p>
          </table:table-cell>
          <table:table-cell office:value-type="float" office:value="0.1343688">
            <text:p>0,1343688</text:p>
          </table:table-cell>
          <table:table-cell table:number-columns-repeated="3"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1.333622">
            <text:p>1,333622</text:p>
          </table:table-cell>
          <table:table-cell office:value-type="float" office:value="0.1007364">
            <text:p>0,1007364</text:p>
          </table:table-cell>
          <table:table-cell office:value-type="float" office:value="1.356295">
            <text:p>1,356295</text:p>
          </table:table-cell>
          <table:table-cell office:value-type="float" office:value="0.1343443">
            <text:p>0,1343443</text:p>
          </table:table-cell>
          <table:table-cell table:number-columns-repeated="3"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.337061">
            <text:p>1,337061</text:p>
          </table:table-cell>
          <table:table-cell office:value-type="float" office:value="0.1004611">
            <text:p>0,1004611</text:p>
          </table:table-cell>
          <table:table-cell office:value-type="float" office:value="1.352844">
            <text:p>1,352844</text:p>
          </table:table-cell>
          <table:table-cell office:value-type="float" office:value="0.1343226">
            <text:p>0,1343226</text:p>
          </table:table-cell>
          <table:table-cell table:number-columns-repeated="3"/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1.340136">
            <text:p>1,340136</text:p>
          </table:table-cell>
          <table:table-cell office:value-type="float" office:value="0.1002163">
            <text:p>0,1002163</text:p>
          </table:table-cell>
          <table:table-cell office:value-type="float" office:value="1.349773">
            <text:p>1,349773</text:p>
          </table:table-cell>
          <table:table-cell office:value-type="float" office:value="0.1343034">
            <text:p>0,1343034</text:p>
          </table:table-cell>
          <table:table-cell table:number-columns-repeated="3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.342896">
            <text:p>1,342896</text:p>
          </table:table-cell>
          <table:table-cell office:value-type="float" office:value="0.09999733">
            <text:p>0,09999733</text:p>
          </table:table-cell>
          <table:table-cell office:value-type="float" office:value="1.347028">
            <text:p>1,347028</text:p>
          </table:table-cell>
          <table:table-cell office:value-type="float" office:value="0.134286">
            <text:p>0,134286</text:p>
          </table:table-cell>
          <table:table-cell table:number-columns-repeated="3"/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1.34538">
            <text:p>1,34538</text:p>
          </table:table-cell>
          <table:table-cell office:value-type="float" office:value="0.0998012">
            <text:p>0,0998012</text:p>
          </table:table-cell>
          <table:table-cell office:value-type="float" office:value="1.344567">
            <text:p>1,344567</text:p>
          </table:table-cell>
          <table:table-cell office:value-type="float" office:value="0.1342706">
            <text:p>0,1342706</text:p>
          </table:table-cell>
          <table:table-cell table:number-columns-repeated="2"/>
          <table:table-cell table:formula="of:=1.33^0.5" office:value-type="float" office:value="1.15325625946708">
            <text:p>1,1532562595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1.347623">
            <text:p>1,347623</text:p>
          </table:table-cell>
          <table:table-cell office:value-type="float" office:value="0.09962467">
            <text:p>0,09962467</text:p>
          </table:table-cell>
          <table:table-cell office:value-type="float" office:value="1.342352">
            <text:p>1,342352</text:p>
          </table:table-cell>
          <table:table-cell office:value-type="float" office:value="0.1342565">
            <text:p>0,1342565</text:p>
          </table:table-cell>
          <table:table-cell table:number-columns-repeated="3"/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1.349655">
            <text:p>1,349655</text:p>
          </table:table-cell>
          <table:table-cell office:value-type="float" office:value="0.09946514">
            <text:p>0,09946514</text:p>
          </table:table-cell>
          <table:table-cell office:value-type="float" office:value="1.340353">
            <text:p>1,340353</text:p>
          </table:table-cell>
          <table:table-cell office:value-type="float" office:value="0.1342436">
            <text:p>0,1342436</text:p>
          </table:table-cell>
          <table:table-cell table:number-columns-repeated="3"/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1.351499">
            <text:p>1,351499</text:p>
          </table:table-cell>
          <table:table-cell office:value-type="float" office:value="0.09932075">
            <text:p>0,09932075</text:p>
          </table:table-cell>
          <table:table-cell office:value-type="float" office:value="1.338542">
            <text:p>1,338542</text:p>
          </table:table-cell>
          <table:table-cell office:value-type="float" office:value="0.1342319">
            <text:p>0,1342319</text:p>
          </table:table-cell>
          <table:table-cell table:number-columns-repeated="3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.353178">
            <text:p>1,353178</text:p>
          </table:table-cell>
          <table:table-cell office:value-type="float" office:value="0.09918952">
            <text:p>0,09918952</text:p>
          </table:table-cell>
          <table:table-cell office:value-type="float" office:value="1.336899">
            <text:p>1,336899</text:p>
          </table:table-cell>
          <table:table-cell office:value-type="float" office:value="0.1342211">
            <text:p>0,1342211</text:p>
          </table:table-cell>
          <table:table-cell table:number-columns-repeated="3"/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1.35471">
            <text:p>1,35471</text:p>
          </table:table-cell>
          <table:table-cell office:value-type="float" office:value="0.09906995">
            <text:p>0,09906995</text:p>
          </table:table-cell>
          <table:table-cell office:value-type="float" office:value="1.335403">
            <text:p>1,335403</text:p>
          </table:table-cell>
          <table:table-cell office:value-type="float" office:value="0.134211">
            <text:p>0,134211</text:p>
          </table:table-cell>
          <table:table-cell table:number-columns-repeated="3"/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1.356109">
            <text:p>1,356109</text:p>
          </table:table-cell>
          <table:table-cell office:value-type="float" office:value="0.09896077">
            <text:p>0,09896077</text:p>
          </table:table-cell>
          <table:table-cell office:value-type="float" office:value="1.334038">
            <text:p>1,334038</text:p>
          </table:table-cell>
          <table:table-cell office:value-type="float" office:value="0.1342016">
            <text:p>0,1342016</text:p>
          </table:table-cell>
          <table:table-cell table:number-columns-repeated="3"/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1.35739">
            <text:p>1,35739</text:p>
          </table:table-cell>
          <table:table-cell office:value-type="float" office:value="0.09886095">
            <text:p>0,09886095</text:p>
          </table:table-cell>
          <table:table-cell office:value-type="float" office:value="1.332793">
            <text:p>1,332793</text:p>
          </table:table-cell>
          <table:table-cell office:value-type="float" office:value="0.1341929">
            <text:p>0,1341929</text:p>
          </table:table-cell>
          <table:table-cell table:number-columns-repeated="3"/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1.358565">
            <text:p>1,358565</text:p>
          </table:table-cell>
          <table:table-cell office:value-type="float" office:value="0.09876939">
            <text:p>0,09876939</text:p>
          </table:table-cell>
          <table:table-cell office:value-type="float" office:value="1.331652">
            <text:p>1,331652</text:p>
          </table:table-cell>
          <table:table-cell office:value-type="float" office:value="0.1341846">
            <text:p>0,1341846</text:p>
          </table:table-cell>
          <table:table-cell table:number-columns-repeated="3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.359641">
            <text:p>1,359641</text:p>
          </table:table-cell>
          <table:table-cell office:value-type="float" office:value="0.09868554">
            <text:p>0,09868554</text:p>
          </table:table-cell>
          <table:table-cell office:value-type="float" office:value="1.330608">
            <text:p>1,330608</text:p>
          </table:table-cell>
          <table:table-cell office:value-type="float" office:value="0.1341769">
            <text:p>0,1341769</text:p>
          </table:table-cell>
          <table:table-cell table:number-columns-repeated="3"/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1.360628">
            <text:p>1,360628</text:p>
          </table:table-cell>
          <table:table-cell office:value-type="float" office:value="0.09860844">
            <text:p>0,09860844</text:p>
          </table:table-cell>
          <table:table-cell office:value-type="float" office:value="1.329653">
            <text:p>1,329653</text:p>
          </table:table-cell>
          <table:table-cell office:value-type="float" office:value="0.1341695">
            <text:p>0,1341695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.361534">
            <text:p>1,361534</text:p>
          </table:table-cell>
          <table:table-cell office:value-type="float" office:value="0.09853774">
            <text:p>0,09853774</text:p>
          </table:table-cell>
          <table:table-cell office:value-type="float" office:value="1.328778">
            <text:p>1,328778</text:p>
          </table:table-cell>
          <table:table-cell office:value-type="float" office:value="0.1341625">
            <text:p>0,1341625</text:p>
          </table:table-cell>
          <table:table-cell table:number-columns-repeated="3"/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1.362362">
            <text:p>1,362362</text:p>
          </table:table-cell>
          <table:table-cell office:value-type="float" office:value="0.09847284">
            <text:p>0,09847284</text:p>
          </table:table-cell>
          <table:table-cell office:value-type="float" office:value="1.327978">
            <text:p>1,327978</text:p>
          </table:table-cell>
          <table:table-cell office:value-type="float" office:value="0.1341557">
            <text:p>0,1341557</text:p>
          </table:table-cell>
          <table:table-cell table:number-columns-repeated="3"/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1.363119">
            <text:p>1,363119</text:p>
          </table:table-cell>
          <table:table-cell office:value-type="float" office:value="0.09841333">
            <text:p>0,09841333</text:p>
          </table:table-cell>
          <table:table-cell office:value-type="float" office:value="1.327248">
            <text:p>1,327248</text:p>
          </table:table-cell>
          <table:table-cell office:value-type="float" office:value="0.1341491">
            <text:p>0,1341491</text:p>
          </table:table-cell>
          <table:table-cell table:number-columns-repeated="3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.363809">
            <text:p>1,363809</text:p>
          </table:table-cell>
          <table:table-cell office:value-type="float" office:value="0.09835884">
            <text:p>0,09835884</text:p>
          </table:table-cell>
          <table:table-cell office:value-type="float" office:value="1.326583">
            <text:p>1,326583</text:p>
          </table:table-cell>
          <table:table-cell office:value-type="float" office:value="0.1341427">
            <text:p>0,1341427</text:p>
          </table:table-cell>
          <table:table-cell table:number-columns-repeated="3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1.364435">
            <text:p>1,364435</text:p>
          </table:table-cell>
          <table:table-cell office:value-type="float" office:value="0.0983091">
            <text:p>0,0983091</text:p>
          </table:table-cell>
          <table:table-cell office:value-type="float" office:value="1.32598">
            <text:p>1,32598</text:p>
          </table:table-cell>
          <table:table-cell office:value-type="float" office:value="0.1341364">
            <text:p>0,1341364</text:p>
          </table:table-cell>
          <table:table-cell table:number-columns-repeated="3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1.365">
            <text:p>1,365</text:p>
          </table:table-cell>
          <table:table-cell office:value-type="float" office:value="0.09826402">
            <text:p>0,09826402</text:p>
          </table:table-cell>
          <table:table-cell office:value-type="float" office:value="1.325438">
            <text:p>1,325438</text:p>
          </table:table-cell>
          <table:table-cell office:value-type="float" office:value="0.1341303">
            <text:p>0,1341303</text:p>
          </table:table-cell>
          <table:table-cell table:number-columns-repeated="3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1.365505">
            <text:p>1,365505</text:p>
          </table:table-cell>
          <table:table-cell office:value-type="float" office:value="0.09822317">
            <text:p>0,09822317</text:p>
          </table:table-cell>
          <table:table-cell office:value-type="float" office:value="1.324952">
            <text:p>1,324952</text:p>
          </table:table-cell>
          <table:table-cell office:value-type="float" office:value="0.1341243">
            <text:p>0,1341243</text:p>
          </table:table-cell>
          <table:table-cell table:number-columns-repeated="3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1.365954">
            <text:p>1,365954</text:p>
          </table:table-cell>
          <table:table-cell office:value-type="float" office:value="0.09818667">
            <text:p>0,09818667</text:p>
          </table:table-cell>
          <table:table-cell office:value-type="float" office:value="1.324522">
            <text:p>1,324522</text:p>
          </table:table-cell>
          <table:table-cell office:value-type="float" office:value="0.1341185">
            <text:p>0,1341185</text:p>
          </table:table-cell>
          <table:table-cell table:number-columns-repeated="3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366347">
            <text:p>1,366347</text:p>
          </table:table-cell>
          <table:table-cell office:value-type="float" office:value="0.09815411">
            <text:p>0,09815411</text:p>
          </table:table-cell>
          <table:table-cell office:value-type="float" office:value="1.324145">
            <text:p>1,324145</text:p>
          </table:table-cell>
          <table:table-cell office:value-type="float" office:value="0.1341125">
            <text:p>0,1341125</text:p>
          </table:table-cell>
          <table:table-cell table:number-columns-repeated="3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1.366683">
            <text:p>1,366683</text:p>
          </table:table-cell>
          <table:table-cell office:value-type="float" office:value="0.09812558">
            <text:p>0,09812558</text:p>
          </table:table-cell>
          <table:table-cell office:value-type="float" office:value="1.323822">
            <text:p>1,323822</text:p>
          </table:table-cell>
          <table:table-cell office:value-type="float" office:value="0.1341066">
            <text:p>0,1341066</text:p>
          </table:table-cell>
          <table:table-cell table:number-columns-repeated="3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1.366966">
            <text:p>1,366966</text:p>
          </table:table-cell>
          <table:table-cell office:value-type="float" office:value="0.0981011">
            <text:p>0,0981011</text:p>
          </table:table-cell>
          <table:table-cell office:value-type="float" office:value="1.323551">
            <text:p>1,323551</text:p>
          </table:table-cell>
          <table:table-cell office:value-type="float" office:value="0.1341008">
            <text:p>0,1341008</text:p>
          </table:table-cell>
          <table:table-cell table:number-columns-repeated="3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1.367191">
            <text:p>1,367191</text:p>
          </table:table-cell>
          <table:table-cell office:value-type="float" office:value="0.09808054">
            <text:p>0,09808054</text:p>
          </table:table-cell>
          <table:table-cell office:value-type="float" office:value="1.323336">
            <text:p>1,323336</text:p>
          </table:table-cell>
          <table:table-cell office:value-type="float" office:value="0.1340949">
            <text:p>0,1340949</text:p>
          </table:table-cell>
          <table:table-cell table:number-columns-repeated="3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1.367362">
            <text:p>1,367362</text:p>
          </table:table-cell>
          <table:table-cell office:value-type="float" office:value="0.09806389">
            <text:p>0,09806389</text:p>
          </table:table-cell>
          <table:table-cell office:value-type="float" office:value="1.323172">
            <text:p>1,323172</text:p>
          </table:table-cell>
          <table:table-cell office:value-type="float" office:value="0.1340889">
            <text:p>0,1340889</text:p>
          </table:table-cell>
          <table:table-cell table:number-columns-repeated="3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367474">
            <text:p>1,367474</text:p>
          </table:table-cell>
          <table:table-cell office:value-type="float" office:value="0.09805143">
            <text:p>0,09805143</text:p>
          </table:table-cell>
          <table:table-cell office:value-type="float" office:value="1.323065">
            <text:p>1,323065</text:p>
          </table:table-cell>
          <table:table-cell office:value-type="float" office:value="0.1340828">
            <text:p>0,1340828</text:p>
          </table:table-cell>
          <table:table-cell table:number-columns-repeated="3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1.367527">
            <text:p>1,367527</text:p>
          </table:table-cell>
          <table:table-cell office:value-type="float" office:value="0.0980432">
            <text:p>0,0980432</text:p>
          </table:table-cell>
          <table:table-cell office:value-type="float" office:value="1.323015">
            <text:p>1,323015</text:p>
          </table:table-cell>
          <table:table-cell office:value-type="float" office:value="0.1340767">
            <text:p>0,1340767</text:p>
          </table:table-cell>
          <table:table-cell table:number-columns-repeated="3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1.367519">
            <text:p>1,367519</text:p>
          </table:table-cell>
          <table:table-cell office:value-type="float" office:value="0.09803921">
            <text:p>0,09803921</text:p>
          </table:table-cell>
          <table:table-cell office:value-type="float" office:value="1.323024">
            <text:p>1,323024</text:p>
          </table:table-cell>
          <table:table-cell office:value-type="float" office:value="0.1340705">
            <text:p>0,1340705</text:p>
          </table:table-cell>
          <table:table-cell table:number-columns-repeated="3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1.367446">
            <text:p>1,367446</text:p>
          </table:table-cell>
          <table:table-cell office:value-type="float" office:value="0.09803968">
            <text:p>0,09803968</text:p>
          </table:table-cell>
          <table:table-cell office:value-type="float" office:value="1.323094">
            <text:p>1,323094</text:p>
          </table:table-cell>
          <table:table-cell office:value-type="float" office:value="0.134064">
            <text:p>0,134064</text:p>
          </table:table-cell>
          <table:table-cell table:number-columns-repeated="3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1.367305">
            <text:p>1,367305</text:p>
          </table:table-cell>
          <table:table-cell office:value-type="float" office:value="0.09804504">
            <text:p>0,09804504</text:p>
          </table:table-cell>
          <table:table-cell office:value-type="float" office:value="1.32323">
            <text:p>1,32323</text:p>
          </table:table-cell>
          <table:table-cell office:value-type="float" office:value="0.1340575">
            <text:p>0,1340575</text:p>
          </table:table-cell>
          <table:table-cell table:number-columns-repeated="3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367092">
            <text:p>1,367092</text:p>
          </table:table-cell>
          <table:table-cell office:value-type="float" office:value="0.09805521">
            <text:p>0,09805521</text:p>
          </table:table-cell>
          <table:table-cell office:value-type="float" office:value="1.323435">
            <text:p>1,323435</text:p>
          </table:table-cell>
          <table:table-cell office:value-type="float" office:value="0.1340505">
            <text:p>0,1340505</text:p>
          </table:table-cell>
          <table:table-cell table:number-columns-repeated="3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1.3668">
            <text:p>1,3668</text:p>
          </table:table-cell>
          <table:table-cell office:value-type="float" office:value="0.09807093">
            <text:p>0,09807093</text:p>
          </table:table-cell>
          <table:table-cell office:value-type="float" office:value="1.323715">
            <text:p>1,323715</text:p>
          </table:table-cell>
          <table:table-cell office:value-type="float" office:value="0.1340434">
            <text:p>0,1340434</text:p>
          </table:table-cell>
          <table:table-cell table:number-columns-repeated="3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1.366424">
            <text:p>1,366424</text:p>
          </table:table-cell>
          <table:table-cell office:value-type="float" office:value="0.09809231">
            <text:p>0,09809231</text:p>
          </table:table-cell>
          <table:table-cell office:value-type="float" office:value="1.324077">
            <text:p>1,324077</text:p>
          </table:table-cell>
          <table:table-cell office:value-type="float" office:value="0.1340357">
            <text:p>0,1340357</text:p>
          </table:table-cell>
          <table:table-cell table:number-columns-repeated="3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1.365956">
            <text:p>1,365956</text:p>
          </table:table-cell>
          <table:table-cell office:value-type="float" office:value="0.09812004">
            <text:p>0,09812004</text:p>
          </table:table-cell>
          <table:table-cell office:value-type="float" office:value="1.324527">
            <text:p>1,324527</text:p>
          </table:table-cell>
          <table:table-cell office:value-type="float" office:value="0.1340277">
            <text:p>0,1340277</text:p>
          </table:table-cell>
          <table:table-cell table:number-columns-repeated="3"/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1.365387">
            <text:p>1,365387</text:p>
          </table:table-cell>
          <table:table-cell office:value-type="float" office:value="0.09815468">
            <text:p>0,09815468</text:p>
          </table:table-cell>
          <table:table-cell office:value-type="float" office:value="1.325075">
            <text:p>1,325075</text:p>
          </table:table-cell>
          <table:table-cell office:value-type="float" office:value="0.1340192">
            <text:p>0,1340192</text:p>
          </table:table-cell>
          <table:table-cell table:number-columns-repeated="3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364708">
            <text:p>1,364708</text:p>
          </table:table-cell>
          <table:table-cell office:value-type="float" office:value="0.09819695">
            <text:p>0,09819695</text:p>
          </table:table-cell>
          <table:table-cell office:value-type="float" office:value="1.325729">
            <text:p>1,325729</text:p>
          </table:table-cell>
          <table:table-cell office:value-type="float" office:value="0.1340101">
            <text:p>0,1340101</text:p>
          </table:table-cell>
          <table:table-cell table:number-columns-repeated="3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1.363904">
            <text:p>1,363904</text:p>
          </table:table-cell>
          <table:table-cell office:value-type="float" office:value="0.09824768">
            <text:p>0,09824768</text:p>
          </table:table-cell>
          <table:table-cell office:value-type="float" office:value="1.326504">
            <text:p>1,326504</text:p>
          </table:table-cell>
          <table:table-cell office:value-type="float" office:value="0.1340004">
            <text:p>0,1340004</text:p>
          </table:table-cell>
          <table:table-cell table:number-columns-repeated="3"/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1.362962">
            <text:p>1,362962</text:p>
          </table:table-cell>
          <table:table-cell office:value-type="float" office:value="0.09830788">
            <text:p>0,09830788</text:p>
          </table:table-cell>
          <table:table-cell office:value-type="float" office:value="1.327413">
            <text:p>1,327413</text:p>
          </table:table-cell>
          <table:table-cell office:value-type="float" office:value="0.1339899">
            <text:p>0,1339899</text:p>
          </table:table-cell>
          <table:table-cell table:number-columns-repeated="3"/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1.361864">
            <text:p>1,361864</text:p>
          </table:table-cell>
          <table:table-cell office:value-type="float" office:value="0.09837851">
            <text:p>0,09837851</text:p>
          </table:table-cell>
          <table:table-cell office:value-type="float" office:value="1.328475">
            <text:p>1,328475</text:p>
          </table:table-cell>
          <table:table-cell office:value-type="float" office:value="0.1339781">
            <text:p>0,1339781</text:p>
          </table:table-cell>
          <table:table-cell table:number-columns-repeated="3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1.36059">
            <text:p>1,36059</text:p>
          </table:table-cell>
          <table:table-cell office:value-type="float" office:value="0.09846142">
            <text:p>0,09846142</text:p>
          </table:table-cell>
          <table:table-cell office:value-type="float" office:value="1.329708">
            <text:p>1,329708</text:p>
          </table:table-cell>
          <table:table-cell office:value-type="float" office:value="0.1339657">
            <text:p>0,1339657</text:p>
          </table:table-cell>
          <table:table-cell table:number-columns-repeated="3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.359118">
            <text:p>1,359118</text:p>
          </table:table-cell>
          <table:table-cell office:value-type="float" office:value="0.09855786">
            <text:p>0,09855786</text:p>
          </table:table-cell>
          <table:table-cell office:value-type="float" office:value="1.331136">
            <text:p>1,331136</text:p>
          </table:table-cell>
          <table:table-cell office:value-type="float" office:value="0.1339518">
            <text:p>0,1339518</text:p>
          </table:table-cell>
          <table:table-cell table:number-columns-repeated="3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1.357419">
            <text:p>1,357419</text:p>
          </table:table-cell>
          <table:table-cell office:value-type="float" office:value="0.09866982">
            <text:p>0,09866982</text:p>
          </table:table-cell>
          <table:table-cell office:value-type="float" office:value="1.332787">
            <text:p>1,332787</text:p>
          </table:table-cell>
          <table:table-cell office:value-type="float" office:value="0.1339363">
            <text:p>0,1339363</text:p>
          </table:table-cell>
          <table:table-cell table:number-columns-repeated="3"/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1.355461">
            <text:p>1,355461</text:p>
          </table:table-cell>
          <table:table-cell office:value-type="float" office:value="0.0987996">
            <text:p>0,0987996</text:p>
          </table:table-cell>
          <table:table-cell office:value-type="float" office:value="1.334696">
            <text:p>1,334696</text:p>
          </table:table-cell>
          <table:table-cell office:value-type="float" office:value="0.133919">
            <text:p>0,133919</text:p>
          </table:table-cell>
          <table:table-cell table:number-columns-repeated="3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1.353206">
            <text:p>1,353206</text:p>
          </table:table-cell>
          <table:table-cell office:value-type="float" office:value="0.0989503">
            <text:p>0,0989503</text:p>
          </table:table-cell>
          <table:table-cell office:value-type="float" office:value="1.336902">
            <text:p>1,336902</text:p>
          </table:table-cell>
          <table:table-cell office:value-type="float" office:value="0.1339001">
            <text:p>0,1339001</text:p>
          </table:table-cell>
          <table:table-cell table:number-columns-repeated="3"/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1.350607">
            <text:p>1,350607</text:p>
          </table:table-cell>
          <table:table-cell office:value-type="float" office:value="0.09912472">
            <text:p>0,09912472</text:p>
          </table:table-cell>
          <table:table-cell office:value-type="float" office:value="1.339451">
            <text:p>1,339451</text:p>
          </table:table-cell>
          <table:table-cell office:value-type="float" office:value="0.1338786">
            <text:p>0,133878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47615">
            <text:p>1,347615</text:p>
          </table:table-cell>
          <table:table-cell office:value-type="float" office:value="0.09932683">
            <text:p>0,09932683</text:p>
          </table:table-cell>
          <table:table-cell office:value-type="float" office:value="1.342399">
            <text:p>1,342399</text:p>
          </table:table-cell>
          <table:table-cell office:value-type="float" office:value="0.1338543">
            <text:p>0,1338543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6">
      <number:number number:decimal-places="5" number:min-integer-digits="1"/>
    </number:number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30.09.2016</text:date>, <text:time>14:38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7:56.20</meta:creation-date>
    <dc:date>2016-09-30T14:38:54.91</dc:date>
    <meta:editing-duration>PT25M47S</meta:editing-duration>
    <meta:editing-cycles>2</meta:editing-cycles>
    <meta:generator>OpenOffice/4.1.0$Win32 OpenOffice.org_project/410m18$Build-9764</meta:generator>
    <meta:document-statistic meta:table-count="3" meta:cell-count="9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188cm" style:legend-expansion="high" chart:style-name="ch2"/>
        <chart:plot-area chart:style-name="ch3" table:cell-range-address="Лист1.A102:Лист1.A141 Лист1.D102:Лист1.D141" svg:x="0.77cm" svg:y="0.855cm" svg:width="12.195cm" svg:height="7.545cm">
          <chartooo:coordinate-region svg:x="1.682cm" svg:y="1.067cm" svg:width="11.04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102:Лист1.D141" chart:class="chart:scatter">
            <chart:domain table:cell-range-address="Лист1.A102:Лист1.A1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02:Лист1.A141</svg:desc>
                </draw:g>
              </table:table-cell>
              <table:table-cell office:value-type="float" office:value="1.364731">
                <text:p>1.364731</text:p>
                <draw:g>
                  <svg:desc>Лист1.D102:Лист1.D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64103">
                <text:p>0.02564103</text:p>
              </table:table-cell>
              <table:table-cell office:value-type="float" office:value="1.359251">
                <text:p>1.359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28205">
                <text:p>0.05128205</text:p>
              </table:table-cell>
              <table:table-cell office:value-type="float" office:value="1.354555">
                <text:p>1.354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92308">
                <text:p>0.07692308</text:p>
              </table:table-cell>
              <table:table-cell office:value-type="float" office:value="1.350506">
                <text:p>1.35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5641">
                <text:p>0.1025641</text:p>
              </table:table-cell>
              <table:table-cell office:value-type="float" office:value="1.346996">
                <text:p>1.346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82051">
                <text:p>0.1282051</text:p>
              </table:table-cell>
              <table:table-cell office:value-type="float" office:value="1.343935">
                <text:p>1.343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8462">
                <text:p>0.1538462</text:p>
              </table:table-cell>
              <table:table-cell office:value-type="float" office:value="1.341251">
                <text:p>1.341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94872">
                <text:p>0.1794872</text:p>
              </table:table-cell>
              <table:table-cell office:value-type="float" office:value="1.338887">
                <text:p>1.338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1282">
                <text:p>0.2051282</text:p>
              </table:table-cell>
              <table:table-cell office:value-type="float" office:value="1.336796">
                <text:p>1.336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07692">
                <text:p>0.2307692</text:p>
              </table:table-cell>
              <table:table-cell office:value-type="float" office:value="1.33494">
                <text:p>1.33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4103">
                <text:p>0.2564103</text:p>
              </table:table-cell>
              <table:table-cell office:value-type="float" office:value="1.333287">
                <text:p>1.333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20513">
                <text:p>0.2820513</text:p>
              </table:table-cell>
              <table:table-cell office:value-type="float" office:value="1.331812">
                <text:p>1.331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">
                <text:p>0.3076923</text:p>
              </table:table-cell>
              <table:table-cell office:value-type="float" office:value="1.330495">
                <text:p>1.330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33333">
                <text:p>0.3333333</text:p>
              </table:table-cell>
              <table:table-cell office:value-type="float" office:value="1.329318">
                <text:p>1.329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9744">
                <text:p>0.3589744</text:p>
              </table:table-cell>
              <table:table-cell office:value-type="float" office:value="1.328269">
                <text:p>1.328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46154">
                <text:p>0.3846154</text:p>
              </table:table-cell>
              <table:table-cell office:value-type="float" office:value="1.327335">
                <text:p>1.327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02564">
                <text:p>0.4102564</text:p>
              </table:table-cell>
              <table:table-cell office:value-type="float" office:value="1.326509">
                <text:p>1.326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58974">
                <text:p>0.4358974</text:p>
              </table:table-cell>
              <table:table-cell office:value-type="float" office:value="1.325783">
                <text:p>1.325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15385">
                <text:p>0.4615385</text:p>
              </table:table-cell>
              <table:table-cell office:value-type="float" office:value="1.325153">
                <text:p>1.325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1795">
                <text:p>0.4871795</text:p>
              </table:table-cell>
              <table:table-cell office:value-type="float" office:value="1.324615">
                <text:p>1.32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28205">
                <text:p>0.5128205</text:p>
              </table:table-cell>
              <table:table-cell office:value-type="float" office:value="1.324165">
                <text:p>1.324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84616">
                <text:p>0.5384616</text:p>
              </table:table-cell>
              <table:table-cell office:value-type="float" office:value="1.323804">
                <text:p>1.32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41026">
                <text:p>0.5641026</text:p>
              </table:table-cell>
              <table:table-cell office:value-type="float" office:value="1.323532">
                <text:p>1.323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97436">
                <text:p>0.5897436</text:p>
              </table:table-cell>
              <table:table-cell office:value-type="float" office:value="1.32335">
                <text:p>1.32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53846">
                <text:p>0.6153846</text:p>
              </table:table-cell>
              <table:table-cell office:value-type="float" office:value="1.32326">
                <text:p>1.32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10257">
                <text:p>0.6410257</text:p>
              </table:table-cell>
              <table:table-cell office:value-type="float" office:value="1.323267">
                <text:p>1.323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66667">
                <text:p>0.6666667</text:p>
              </table:table-cell>
              <table:table-cell office:value-type="float" office:value="1.323378">
                <text:p>1.323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23077">
                <text:p>0.6923077</text:p>
              </table:table-cell>
              <table:table-cell office:value-type="float" office:value="1.323599">
                <text:p>1.323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79487">
                <text:p>0.7179487</text:p>
              </table:table-cell>
              <table:table-cell office:value-type="float" office:value="1.32394">
                <text:p>1.32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35898">
                <text:p>0.7435898</text:p>
              </table:table-cell>
              <table:table-cell office:value-type="float" office:value="1.324414">
                <text:p>1.324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92308">
                <text:p>0.7692308</text:p>
              </table:table-cell>
              <table:table-cell office:value-type="float" office:value="1.325036">
                <text:p>1.325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48718">
                <text:p>0.7948718</text:p>
              </table:table-cell>
              <table:table-cell office:value-type="float" office:value="1.325826">
                <text:p>1.32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05128">
                <text:p>0.8205128</text:p>
              </table:table-cell>
              <table:table-cell office:value-type="float" office:value="1.326807">
                <text:p>1.326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61539">
                <text:p>0.8461539</text:p>
              </table:table-cell>
              <table:table-cell office:value-type="float" office:value="1.328008">
                <text:p>1.328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17949">
                <text:p>0.8717949</text:p>
              </table:table-cell>
              <table:table-cell office:value-type="float" office:value="1.329464">
                <text:p>1.329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74359">
                <text:p>0.8974359</text:p>
              </table:table-cell>
              <table:table-cell office:value-type="float" office:value="1.331221">
                <text:p>1.331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30769">
                <text:p>0.9230769</text:p>
              </table:table-cell>
              <table:table-cell office:value-type="float" office:value="1.333333">
                <text:p>1.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8718">
                <text:p>0.948718</text:p>
              </table:table-cell>
              <table:table-cell office:value-type="float" office:value="1.335868">
                <text:p>1.335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4359">
                <text:p>0.974359</text:p>
              </table:table-cell>
              <table:table-cell office:value-type="float" office:value="1.338909">
                <text:p>1.338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342559">
                <text:p>1.342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